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HK" svg:font-family="'Noto Sans CJK HK'"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微软雅黑" svg:font-family="微软雅黑" style:font-family-generic="system" style:font-pitch="variable"/>
  </office:font-face-decls>
  <office:automatic-styles>
    <style:style style:name="dp1" style:family="drawing-page">
      <style:drawing-page-properties draw:fill="solid" draw:fill-color="#ffdbb6"/>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2"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 style:family="graphic" style:parent-style-name="objectwithoutfill">
      <style:graphic-properties draw:stroke="dash" draw:stroke-dash="Dot_20__28_Rounded_29_" svg:stroke-width="0.053cm" svg:stroke-color="#ff860d" draw:marker-start-width="0.279cm" draw:marker-end-width="0.279cm" svg:stroke-linecap="round" draw:fill="none" draw:textarea-vertical-align="middle" fo:padding-top="0.151cm" fo:padding-bottom="0.151cm" fo:padding-left="0.276cm" fo:padding-right="0.276cm" loext:decorative="false"/>
    </style:style>
    <style:style style:name="gr4" style:family="graphic" style:parent-style-name="standard" style:list-style-name="L2">
      <style:graphic-properties draw:stroke="solid" svg:stroke-width="0.018cm" svg:stroke-color="#000000" draw:marker-start="" draw:marker-start-width="0.227cm" draw:marker-start-center="false" draw:marker-end="" draw:marker-end-width="0.227cm" draw:marker-end-center="false" draw:fill="gradient" draw:fill-color="#cfe7f5" draw:fill-gradient-name="VRT_20_Light_20_Radial" draw:textarea-horizontal-align="justify" draw:textarea-vertical-align="middle" draw:auto-grow-height="false" fo:min-height="1.368cm" fo:min-width="3.152cm" fo:padding-top="0.084cm" fo:padding-bottom="0.084cm" fo:padding-left="0.209cm" fo:padding-right="0.209cm" fo:wrap-option="no-wrap" draw:shadow="hidden" draw:shadow-offset-x="0.2cm" draw:shadow-offset-y="0.2cm" draw:shadow-color="#808080" style:writing-mode="lr-tb" loext:decorative="false"/>
      <style:paragraph-properties style:writing-mode="lr-tb"/>
    </style:style>
    <style:style style:name="gr5" style:family="graphic">
      <style:graphic-properties style:writing-mode="lr-tb" loext:decorative="false"/>
    </style:style>
    <style:style style:name="gr6" style:family="graphic" style:parent-style-name="standard" style:list-style-name="L2">
      <style:graphic-properties draw:stroke="solid" draw:stroke-dash="Dash_20_2" svg:stroke-width="0.018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 style:family="graphic">
      <style:graphic-properties loext:decorative="false"/>
    </style:style>
    <style:style style:name="gr8"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 style:family="graphic" style:parent-style-name="standard" style:list-style-name="L2">
      <style:graphic-properties draw:stroke="solid" draw:stroke-dash="Dash_20_2" svg:stroke-width="0.018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 style:family="graphic" style:parent-style-name="standard" style:list-style-name="L2">
      <style:graphic-properties draw:stroke="solid" draw:stroke-dash="Dash_20_2" svg:stroke-width="0.018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 style:family="graphic" style:parent-style-name="standard" style:list-style-name="L2">
      <style:graphic-properties draw:stroke="solid" draw:stroke-dash="Dash_20_2" svg:stroke-width="0.018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 style:family="graphic" style:parent-style-name="standard" style:list-style-name="L2">
      <style:graphic-properties draw:stroke="solid" draw:stroke-dash="Dash_20_2" svg:stroke-width="0.018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 style:family="graphic" style:parent-style-name="standard" style:list-style-name="L2">
      <style:graphic-properties draw:stroke="solid" draw:stroke-dash="Dash_20_2" svg:stroke-width="0.018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 style:family="graphic" style:parent-style-name="standard" style:list-style-name="L2">
      <style:graphic-properties draw:stroke="solid" draw:stroke-dash="Dash_20_2" svg:stroke-width="0.018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 style:family="graphic" style:parent-style-name="standard" style:list-style-name="L2">
      <style:graphic-properties draw:stroke="solid" svg:stroke-width="0.018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09cm" fo:padding-bottom="0.109cm" fo:padding-left="0.234cm" fo:padding-right="0.234cm" fo:wrap-option="wrap" draw:shadow="hidden" draw:shadow-offset-x="0.2cm" draw:shadow-offset-y="0.2cm" draw:shadow-color="#808080" loext:decorative="false"/>
    </style:style>
    <style:style style:name="gr26" style:family="graphic" style:parent-style-name="standard" style:list-style-name="L2">
      <style:graphic-properties draw:stroke="solid" svg:stroke-width="0.018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09cm" fo:padding-bottom="0.109cm" fo:padding-left="0.234cm" fo:padding-right="0.234cm" fo:wrap-option="wrap" draw:shadow="hidden" draw:shadow-offset-x="0.2cm" draw:shadow-offset-y="0.2cm" draw:shadow-color="#808080" loext:decorative="false"/>
    </style:style>
    <style:style style:name="gr27"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8"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5"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6"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7"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8"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9"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0"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1"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2"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3"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4"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5"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6"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7"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8"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9"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0"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1"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2"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3"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4"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5"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6"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7"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8"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9"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0" style:family="graphic" style:parent-style-name="standard" style:list-style-name="L2">
      <style:graphic-properties draw:stroke="solid" draw:stroke-dash="Dash_20_2" svg:stroke-width="0.018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1" style:family="graphic" style:parent-style-name="standard" style:list-style-name="L2">
      <style:graphic-properties draw:stroke="solid" draw:stroke-dash="Dash_20_2" svg:stroke-width="0.018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2" style:family="graphic" style:parent-style-name="standard" style:list-style-name="L2">
      <style:graphic-properties draw:stroke="solid" draw:stroke-dash="Dash_20_2" svg:stroke-width="0.018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34cm" fo:padding-bottom="0.034cm" fo:padding-left="0.159cm" fo:padding-right="0.1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3" style:family="graphic" style:parent-style-name="standard" style:list-style-name="L2">
      <style:graphic-properties draw:stroke="solid" draw:stroke-dash="Dash_20_2" svg:stroke-width="0.018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4" style:family="graphic" style:parent-style-name="standard" style:list-style-name="L2">
      <style:graphic-properties draw:stroke="solid" draw:stroke-dash="Dash_20_2" svg:stroke-width="0.018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34cm" fo:padding-bottom="0.034cm" fo:padding-left="0.159cm" fo:padding-right="0.1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5" style:family="graphic" style:parent-style-name="standard" style:list-style-name="L2">
      <style:graphic-properties draw:stroke="solid" draw:stroke-dash="Dash_20_2" svg:stroke-width="0.018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6" style:family="graphic" style:parent-style-name="standard" style:list-style-name="L2">
      <style:graphic-properties draw:stroke="solid" draw:stroke-dash="Dash_20_2" svg:stroke-width="0.018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7" style:family="graphic" style:parent-style-name="standard" style:list-style-name="L2">
      <style:graphic-properties draw:stroke="solid" draw:stroke-dash="Dash_20_2" svg:stroke-width="0.018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8"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9"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0" style:family="graphic" style:parent-style-name="standard" style:list-style-name="L2">
      <style:graphic-properties draw:stroke="solid" draw:stroke-dash="Dash_20_2" svg:stroke-width="0.018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1" style:family="graphic" style:parent-style-name="standard" style:list-style-name="L2">
      <style:graphic-properties draw:stroke="solid" draw:stroke-dash="Dash_20_2" svg:stroke-width="0.018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2"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3"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4"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5"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6"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7" style:family="graphic" style:parent-style-name="standard" style:list-style-name="L2">
      <style:graphic-properties draw:stroke="solid" draw:stroke-dash="Dash_20_2" svg:stroke-width="0.018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8"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9"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0" style:family="graphic" style:parent-style-name="standard" style:list-style-name="L2">
      <style:graphic-properties draw:stroke="solid" draw:stroke-dash="Dash_20_2" svg:stroke-width="0.018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1" style:family="graphic" style:parent-style-name="standard" style:list-style-name="L2">
      <style:graphic-properties draw:stroke="solid" draw:stroke-dash="Dash_20_2" svg:stroke-width="0.018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2"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3"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4"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5" style:family="graphic" style:parent-style-name="standard" style:list-style-name="L2">
      <style:graphic-properties draw:stroke="solid" draw:stroke-dash="Dash_20_2" svg:stroke-width="0.018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6" style:family="graphic" style:parent-style-name="standard" style:list-style-name="L2">
      <style:graphic-properties draw:stroke="solid" svg:stroke-width="0.018cm" svg:stroke-color="#ffffff" draw:marker-start="" draw:marker-start-width="0.275cm" draw:marker-start-center="false" draw:marker-end="" draw:marker-end-width="0.275cm" draw:marker-end-center="false" draw:fill="solid" draw:fill-color="#999999" draw:textarea-horizontal-align="justify" draw:textarea-vertical-align="middle" draw:auto-grow-height="false" fo:padding-top="0.109cm" fo:padding-bottom="0.109cm" fo:padding-left="0.234cm" fo:padding-right="0.234cm" fo:wrap-option="wrap" draw:shadow="hidden" draw:shadow-offset-x="0.2cm" draw:shadow-offset-y="0.2cm" draw:shadow-color="#808080" loext:decorative="false"/>
    </style:style>
    <style:style style:name="gr97"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8"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9"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0"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1"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2" style:family="graphic" style:parent-style-name="standard" style:list-style-name="L2">
      <style:graphic-properties draw:stroke="solid" svg:stroke-width="0.018cm" svg:stroke-color="#ffffff" draw:marker-start="" draw:marker-start-width="0.275cm" draw:marker-start-center="false" draw:marker-end="" draw:marker-end-width="0.275cm" draw:marker-end-center="false" draw:fill="solid" draw:fill-color="#999999" draw:textarea-horizontal-align="justify" draw:textarea-vertical-align="middle" draw:auto-grow-height="false" fo:padding-top="0.109cm" fo:padding-bottom="0.109cm" fo:padding-left="0.234cm" fo:padding-right="0.234cm" fo:wrap-option="wrap" draw:shadow="hidden" draw:shadow-offset-x="0.2cm" draw:shadow-offset-y="0.2cm" draw:shadow-color="#808080" loext:decorative="false"/>
    </style:style>
    <style:style style:name="gr103"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4"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5"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6"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7"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8"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9"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0"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1"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2"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3"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4"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5"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6"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7"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8"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9"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0"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1"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2"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3"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4"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5"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6"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7"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8"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9"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0"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1"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2"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3"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4"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5"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6"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7"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8"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9" style:family="graphic" style:parent-style-name="standard" style:list-style-name="L2">
      <style:graphic-properties draw:stroke="solid" draw:stroke-dash="Dash_20_2" svg:stroke-width="0.018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0"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1" style:family="graphic" style:parent-style-name="standard" style:list-style-name="L2">
      <style:graphic-properties draw:stroke="solid" svg:stroke-width="0.018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09cm" fo:padding-bottom="0.109cm" fo:padding-left="0.234cm" fo:padding-right="0.234cm" fo:wrap-option="wrap" draw:shadow="hidden" draw:shadow-offset-x="0.2cm" draw:shadow-offset-y="0.2cm" draw:shadow-color="#808080" loext:decorative="false"/>
    </style:style>
    <style:style style:name="gr142"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3" style:family="graphic" style:parent-style-name="standard" style:list-style-name="L2">
      <style:graphic-properties draw:stroke="solid" draw:stroke-dash="Dash_20_2" svg:stroke-width="0.018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4"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5"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6"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7"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8"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9"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0"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1"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2"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3"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4"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5"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6"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7"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8"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9"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0"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1"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2"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3"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4"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5"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6"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7"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8"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9"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0"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1"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2"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3"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4"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5"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6"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7"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8"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9"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0"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1"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2"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3"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4" style:family="graphic" style:parent-style-name="standard" style:list-style-name="L2">
      <style:graphic-properties draw:stroke="solid" draw:stroke-dash="Dash_20_2" svg:stroke-width="0.018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5"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6"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7" style:family="graphic" style:parent-style-name="standard" style:list-style-name="L2">
      <style:graphic-properties draw:stroke="solid" draw:stroke-dash="Dash_20_2" svg:stroke-width="0.018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8" style:family="graphic" style:parent-style-name="standard" style:list-style-name="L2">
      <style:graphic-properties draw:stroke="solid" draw:stroke-dash="Dash_20_2" svg:stroke-width="0.018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9" style:family="graphic" style:parent-style-name="standard" style:list-style-name="L2">
      <style:graphic-properties draw:stroke="solid" draw:stroke-dash="Dash_20_2" svg:stroke-width="0.018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34cm" fo:padding-bottom="0.034cm" fo:padding-left="0.159cm" fo:padding-right="0.1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0" style:family="graphic" style:parent-style-name="standard" style:list-style-name="L2">
      <style:graphic-properties draw:stroke="solid" draw:stroke-dash="Dash_20_2" svg:stroke-width="0.018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34cm" fo:padding-bottom="0.034cm" fo:padding-left="0.159cm" fo:padding-right="0.1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1" style:family="graphic" style:parent-style-name="standard" style:list-style-name="L2">
      <style:graphic-properties draw:stroke="solid" draw:stroke-dash="Dash_20_2" svg:stroke-width="0.018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2" style:family="graphic" style:parent-style-name="standard" style:list-style-name="L2">
      <style:graphic-properties draw:stroke="solid" draw:stroke-dash="Dash_20_2" svg:stroke-width="0.018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3" style:family="graphic" style:parent-style-name="standard" style:list-style-name="L2">
      <style:graphic-properties draw:stroke="solid" draw:stroke-dash="Dash_20_2" svg:stroke-width="0.018cm" svg:stroke-color="#666666"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4" style:family="graphic" style:parent-style-name="standard" style:list-style-name="L2">
      <style:graphic-properties draw:stroke="solid" draw:stroke-dash="Dash_20_2" svg:stroke-width="0.018cm" svg:stroke-color="#ffffff" draw:marker-start="" draw:marker-start-width="0.26cm" draw:marker-start-center="false" draw:marker-end="" draw:marker-end-width="0.26cm" draw:marker-end-center="false" svg:stroke-opacity="100%" draw:stroke-linejoin="round"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5" style:family="graphic" style:parent-style-name="standard" style:list-style-name="L2">
      <style:graphic-properties draw:stroke="solid" draw:stroke-dash="Dash_20_2" svg:stroke-width="0.018cm" svg:stroke-color="#666666"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6" style:family="graphic" style:parent-style-name="standard" style:list-style-name="L2">
      <style:graphic-properties draw:stroke="solid" draw:stroke-dash="Dash_20_2" svg:stroke-width="0.018cm" svg:stroke-color="#666666"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7" style:family="graphic" style:parent-style-name="standard" style:list-style-name="L2">
      <style:graphic-properties draw:stroke="solid" draw:stroke-dash="Dash_20_2" svg:stroke-width="0.018cm" svg:stroke-color="#666666"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8" style:family="graphic" style:parent-style-name="standard" style:list-style-name="L2">
      <style:graphic-properties draw:stroke="solid" draw:stroke-dash="Dash_20_2" svg:stroke-width="0.018cm" svg:stroke-color="#333333" draw:marker-start="" draw:marker-start-width="0.26cm" draw:marker-start-center="false" draw:marker-end="" draw:marker-end-width="0.26cm" draw:marker-end-center="false" svg:stroke-opacity="100%" draw:stroke-linejoin="round" draw:fill="solid" draw:fill-color="#ff3333"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9" style:family="graphic" style:parent-style-name="standard" style:list-style-name="L2">
      <style:graphic-properties draw:stroke="solid" draw:stroke-dash="Dash_20_2" svg:stroke-width="0.018cm" svg:stroke-color="#333333" draw:marker-start="" draw:marker-start-width="0.26cm" draw:marker-start-center="false" draw:marker-end="" draw:marker-end-width="0.26cm" draw:marker-end-center="false" svg:stroke-opacity="100%" draw:stroke-linejoin="round"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0" style:family="graphic" style:parent-style-name="standard" style:list-style-name="L2">
      <style:graphic-properties draw:stroke="solid" draw:stroke-dash="Dash_20_2" svg:stroke-width="0.018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1" style:family="graphic" style:parent-style-name="standard" style:list-style-name="L2">
      <style:graphic-properties draw:stroke="solid" draw:stroke-dash="Dash_20_2" svg:stroke-width="0.018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34cm" fo:padding-bottom="0.034cm" fo:padding-left="0.159cm" fo:padding-right="0.1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2" style:family="graphic" style:parent-style-name="standard" style:list-style-name="L2">
      <style:graphic-properties draw:stroke="solid" draw:stroke-dash="Dash_20_2" svg:stroke-width="0.018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34cm" fo:padding-bottom="0.034cm" fo:padding-left="0.159cm" fo:padding-right="0.1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3" style:family="graphic" style:parent-style-name="standard" style:list-style-name="L2">
      <style:graphic-properties draw:stroke="solid" draw:stroke-dash="Dash_20_2" svg:stroke-width="0.018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4" style:family="graphic" style:parent-style-name="standard" style:list-style-name="L2">
      <style:graphic-properties draw:stroke="solid" draw:stroke-dash="Dash_20_2" svg:stroke-width="0.018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5" style:family="graphic" style:parent-style-name="standard" style:list-style-name="L2">
      <style:graphic-properties draw:stroke="solid" draw:stroke-dash="Dash_20_2" svg:stroke-width="0.018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34cm" fo:padding-bottom="0.034cm" fo:padding-left="0.159cm" fo:padding-right="0.1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6" style:family="graphic" style:parent-style-name="standard" style:list-style-name="L2">
      <style:graphic-properties draw:stroke="solid" draw:stroke-dash="Dash_20_2" svg:stroke-width="0.018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34cm" fo:padding-bottom="0.034cm" fo:padding-left="0.159cm" fo:padding-right="0.1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7" style:family="graphic" style:parent-style-name="standard" style:list-style-name="L2">
      <style:graphic-properties draw:stroke="solid" draw:stroke-dash="Dash_20_2" svg:stroke-width="0.018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8" style:family="graphic" style:parent-style-name="standard" style:list-style-name="L2">
      <style:graphic-properties draw:stroke="solid" draw:stroke-dash="Dash_20_2" svg:stroke-width="0.018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9" style:family="graphic" style:parent-style-name="standard" style:list-style-name="L2">
      <style:graphic-properties draw:stroke="solid" draw:stroke-dash="Dash_20_2" svg:stroke-width="0.018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0" style:family="graphic" style:parent-style-name="standard" style:list-style-name="L2">
      <style:graphic-properties draw:stroke="solid" draw:stroke-dash="Dash_20_2" svg:stroke-width="0.018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1" style:family="graphic" style:parent-style-name="standard" style:list-style-name="L2">
      <style:graphic-properties draw:stroke="solid" draw:stroke-dash="Dash_20_2" svg:stroke-width="0.018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2" style:family="graphic" style:parent-style-name="standard" style:list-style-name="L2">
      <style:graphic-properties draw:stroke="solid" draw:stroke-dash="Dash_20_2" svg:stroke-width="0.018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3" style:family="graphic" style:parent-style-name="standard" style:list-style-name="L2">
      <style:graphic-properties draw:stroke="solid" draw:stroke-dash="Dash_20_2" svg:stroke-width="0.018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4" style:family="graphic" style:parent-style-name="standard" style:list-style-name="L2">
      <style:graphic-properties draw:stroke="solid" draw:stroke-dash="Dash_20_2" svg:stroke-width="0.018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5" style:family="graphic" style:parent-style-name="standard" style:list-style-name="L2">
      <style:graphic-properties draw:stroke="solid" draw:stroke-dash="Dash_20_2" svg:stroke-width="0.018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6" style:family="graphic" style:parent-style-name="standard" style:list-style-name="L2">
      <style:graphic-properties draw:stroke="solid" draw:stroke-dash="Dash_20_2" svg:stroke-width="0.018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7" style:family="graphic" style:parent-style-name="standard" style:list-style-name="L2">
      <style:graphic-properties draw:stroke="solid" draw:stroke-dash="Dash_20_2" svg:stroke-width="0.018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8" style:family="graphic" style:parent-style-name="standard" style:list-style-name="L2">
      <style:graphic-properties draw:stroke="solid" draw:stroke-dash="Dash_20_2" svg:stroke-width="0.018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9" style:family="graphic" style:parent-style-name="standard" style:list-style-name="L2">
      <style:graphic-properties draw:stroke="solid" draw:stroke-dash="Dash_20_2" svg:stroke-width="0.018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0" style:family="graphic" style:parent-style-name="standard" style:list-style-name="L2">
      <style:graphic-properties draw:stroke="solid" draw:stroke-dash="Dash_20_2" svg:stroke-width="0.018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1" style:family="graphic" style:parent-style-name="standard" style:list-style-name="L2">
      <style:graphic-properties draw:stroke="solid" draw:stroke-dash="Dash_20_2" svg:stroke-width="0.018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2" style:family="graphic" style:parent-style-name="standard" style:list-style-name="L2">
      <style:graphic-properties draw:stroke="solid" draw:stroke-dash="Dash_20_2" svg:stroke-width="0.018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3" style:family="graphic" style:parent-style-name="standard" style:list-style-name="L2">
      <style:graphic-properties draw:stroke="solid" draw:stroke-dash="Dash_20_2" svg:stroke-width="0.018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4" style:family="graphic" style:parent-style-name="standard" style:list-style-name="L2">
      <style:graphic-properties draw:stroke="solid" draw:stroke-dash="Dash_20_2" svg:stroke-width="0.018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5" style:family="graphic" style:parent-style-name="standard" style:list-style-name="L2">
      <style:graphic-properties draw:stroke="solid" draw:stroke-dash="Dash_20_2" svg:stroke-width="0.018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6" style:family="graphic" style:parent-style-name="standard" style:list-style-name="L2">
      <style:graphic-properties draw:stroke="solid" draw:stroke-dash="Dash_20_2" svg:stroke-width="0.018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7" style:family="graphic" style:parent-style-name="standard" style:list-style-name="L2">
      <style:graphic-properties draw:stroke="solid" draw:stroke-dash="Dash_20_2" svg:stroke-width="0.018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8" style:family="graphic" style:parent-style-name="standard" style:list-style-name="L2">
      <style:graphic-properties draw:stroke="solid" draw:stroke-dash="Dash_20_2" svg:stroke-width="0.018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9" style:family="graphic" style:parent-style-name="standard" style:list-style-name="L2">
      <style:graphic-properties draw:stroke="solid" draw:stroke-dash="Dash_20_2" svg:stroke-width="0.018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0" style:family="graphic" style:parent-style-name="standard" style:list-style-name="L2">
      <style:graphic-properties draw:stroke="solid" draw:stroke-dash="Dash_20_2" svg:stroke-width="0.018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1" style:family="graphic" style:parent-style-name="standard" style:list-style-name="L2">
      <style:graphic-properties draw:stroke="solid" draw:stroke-dash="Dash_20_2" svg:stroke-width="0.018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2" style:family="graphic" style:parent-style-name="standard" style:list-style-name="L2">
      <style:graphic-properties draw:stroke="solid" draw:stroke-dash="Dash_20_2" svg:stroke-width="0.018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3" style:family="graphic" style:parent-style-name="standard" style:list-style-name="L2">
      <style:graphic-properties draw:stroke="solid" draw:stroke-dash="Dash_20_2" svg:stroke-width="0.018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34cm" fo:padding-bottom="0.034cm" fo:padding-left="0.159cm" fo:padding-right="0.1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4" style:family="graphic" style:parent-style-name="standard" style:list-style-name="L2">
      <style:graphic-properties draw:stroke="solid" draw:stroke-dash="Dash_20_2" svg:stroke-width="0.018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5" style:family="graphic" style:parent-style-name="standard" style:list-style-name="L2">
      <style:graphic-properties draw:stroke="solid" draw:stroke-dash="Dash_20_2" svg:stroke-width="0.018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34cm" fo:padding-bottom="0.034cm" fo:padding-left="0.159cm" fo:padding-right="0.1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6" style:family="graphic" style:parent-style-name="standard" style:list-style-name="L2">
      <style:graphic-properties draw:stroke="solid" draw:stroke-dash="Dash_20_2" svg:stroke-width="0.018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7" style:family="graphic" style:parent-style-name="standard" style:list-style-name="L2">
      <style:graphic-properties draw:stroke="solid" draw:stroke-dash="Dash_20_2" svg:stroke-width="0.018cm" svg:stroke-color="#7f7f7f"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4cm" fo:padding-bottom="0.134cm" fo:padding-left="0.259cm" fo:padding-right="0.259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8" style:family="graphic" style:parent-style-name="standard" style:list-style-name="L2">
      <style:graphic-properties draw:stroke="solid" draw:stroke-dash="Dash_20_2" svg:stroke-width="0.018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9" style:family="graphic" style:parent-style-name="standard" style:list-style-name="L2">
      <style:graphic-properties draw:stroke="solid" draw:stroke-dash="Dash_20_2" svg:stroke-width="0.018cm" svg:stroke-color="#000000" draw:marker-start="" draw:marker-start-width="0.26cm" draw:marker-start-center="false" draw:marker-end="" draw:marker-end-width="0.26cm" draw:marker-end-center="false" svg:stroke-opacity="100%" draw:stroke-linejoin="round"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0" style:family="graphic" style:parent-style-name="standard" style:list-style-name="L2">
      <style:graphic-properties draw:stroke="solid" draw:stroke-dash="Dash_20_2" svg:stroke-width="0.018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1" style:family="graphic" style:parent-style-name="standard" style:list-style-name="L2">
      <style:graphic-properties draw:stroke="solid" draw:stroke-dash="Dash_20_2" svg:stroke-width="0.018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2" style:family="graphic" style:parent-style-name="standard" style:list-style-name="L2">
      <style:graphic-properties draw:stroke="solid" draw:stroke-dash="Dash_20_2" svg:stroke-width="0.018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3" style:family="graphic" style:parent-style-name="standard" style:list-style-name="L2">
      <style:graphic-properties draw:stroke="solid" draw:stroke-dash="Dash_20_2" svg:stroke-width="0.018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4" style:family="graphic" style:parent-style-name="standard" style:list-style-name="L2">
      <style:graphic-properties draw:stroke="solid" draw:stroke-dash="Dash_20_2" svg:stroke-width="0.018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5" style:family="graphic" style:parent-style-name="standard" style:list-style-name="L2">
      <style:graphic-properties draw:stroke="solid" draw:stroke-dash="Dash_20_2" svg:stroke-width="0.018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6" style:family="graphic" style:parent-style-name="standard" style:list-style-name="L2">
      <style:graphic-properties draw:stroke="solid" draw:stroke-dash="Dash_20_2" svg:stroke-width="0.018cm" svg:stroke-color="#666666"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7" style:family="graphic" style:parent-style-name="standard" style:list-style-name="L2">
      <style:graphic-properties draw:stroke="solid" draw:stroke-dash="Dash_20_2" svg:stroke-width="0.018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8"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9" style:family="graphic" style:parent-style-name="standard" style:list-style-name="L2">
      <style:graphic-properties draw:stroke="solid" draw:stroke-dash="Dash_20_2" svg:stroke-width="0.018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0"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1"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2" style:family="graphic" style:parent-style-name="standard" style:list-style-name="L2">
      <style:graphic-properties draw:stroke="solid" draw:stroke-dash="Dash_20_2" svg:stroke-width="0.018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3" style:family="graphic" style:parent-style-name="standard" style:list-style-name="L2">
      <style:graphic-properties draw:stroke="solid" draw:stroke-dash="Dash_20_2" svg:stroke-width="0.018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4" style:family="graphic" style:parent-style-name="standard" style:list-style-name="L2">
      <style:graphic-properties draw:stroke="solid" draw:stroke-dash="Dash_20_2" svg:stroke-width="0.018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5"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6" style:family="graphic" style:parent-style-name="standard" style:list-style-name="L2">
      <style:graphic-properties draw:stroke="solid" draw:stroke-dash="Dash_20_2" svg:stroke-width="0.018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7"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8" style:family="graphic" style:parent-style-name="standard" style:list-style-name="L2">
      <style:graphic-properties draw:stroke="solid" draw:stroke-dash="Dash_20_2" svg:stroke-width="0.018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9" style:family="graphic" style:parent-style-name="standard" style:list-style-name="L2">
      <style:graphic-properties draw:stroke="solid" draw:stroke-dash="Dash_20_2" svg:stroke-width="0.018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0" style:family="graphic" style:parent-style-name="standard" style:list-style-name="L2">
      <style:graphic-properties draw:stroke="solid" draw:stroke-dash="Dash_20_2" svg:stroke-width="0.018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34cm" fo:padding-bottom="0.134cm" fo:padding-left="0.259cm" fo:padding-right="0.25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1" style:family="graphic" style:parent-style-name="standard" style:list-style-name="L2">
      <style:graphic-properties draw:stroke="solid" draw:stroke-dash="Dash_20_2" svg:stroke-width="0.018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2" style:family="graphic" style:parent-style-name="standard" style:list-style-name="L2">
      <style:graphic-properties draw:stroke="solid" draw:stroke-dash="Dash_20_2" svg:stroke-width="0.018cm" svg:stroke-color="#666666" draw:marker-start="" draw:marker-start-width="0.26cm" draw:marker-start-center="false" draw:marker-end="" draw:marker-end-width="0.26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3" style:family="graphic" style:parent-style-name="standard" style:list-style-name="L2">
      <style:graphic-properties draw:stroke="solid" draw:stroke-dash="Dash_20_2" svg:stroke-width="0.018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4" style:family="graphic" style:parent-style-name="standard" style:list-style-name="L2">
      <style:graphic-properties draw:stroke="solid" draw:stroke-dash="Dash_20_2" svg:stroke-width="0.018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5" style:family="graphic" style:parent-style-name="standard" style:list-style-name="L2">
      <style:graphic-properties draw:stroke="solid" draw:stroke-dash="Dash_20_2" svg:stroke-width="0.018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84cm" fo:padding-bottom="0.084cm" fo:padding-left="0.209cm" fo:padding-right="0.209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6" style:family="graphic" style:parent-style-name="objectwithoutfill">
      <style:graphic-properties draw:stroke="solid" draw:stroke-dash="Dot_20__28_Rounded_29_" svg:stroke-width="0.053cm" svg:stroke-color="#ff860d" draw:marker-start-width="0.279cm" draw:marker-end-width="0.279cm" svg:stroke-linecap="round" draw:fill="none" draw:textarea-vertical-align="middle" fo:padding-top="0.151cm" fo:padding-bottom="0.151cm" fo:padding-left="0.276cm" fo:padding-right="0.276cm" loext:decorative="false"/>
    </style:style>
    <style:style style:name="P1" style:family="paragraph">
      <style:text-properties fo:font-size="12pt" style:font-size-asian="12pt"/>
    </style:style>
    <style:style style:name="P2" style:family="paragraph">
      <loext:graphic-properties draw:fill="none" draw:fill-color="#ffffff"/>
      <style:text-properties style:font-name="Noto Sans CJK SC" fo:font-size="12pt" style:font-name-asian="Noto Sans CJK SC" style:font-size-asian="12pt"/>
    </style:style>
    <style:style style:name="P3" style:family="paragraph">
      <loext:graphic-properties draw:fill="none"/>
      <style:paragraph-properties fo:text-align="center"/>
    </style:style>
    <style:style style:name="P4" style:family="paragraph">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Noto Sans CJK SC" fo:font-size="10pt" fo:font-style="normal" fo:text-shadow="none" style:text-underline-style="none" fo:font-weight="bold" style:letter-kerning="true" style:font-name-asian="Noto Sans CJK SC" style:font-size-asian="13pt" style:font-style-asian="normal" style:font-weight-asian="bold" style:font-name-complex="Lohit Hindi" style:font-size-complex="13pt" style:font-style-complex="normal" style:font-weight-complex="bold" style:text-emphasize="none" style:font-relief="none" style:text-overline-style="none" style:text-overline-color="font-color"/>
    </style:style>
    <style:style style:name="P5" style:family="paragraph">
      <loext:graphic-properties draw:fill="gradient" draw:fill-color="#cfe7f5" draw:fill-gradient-name="VRT_20_Light_20_Radial"/>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Noto Sans CJK SC" fo:font-size="10pt" fo:font-style="normal" fo:text-shadow="none" style:text-underline-style="none" fo:font-weight="bold" style:letter-kerning="true" style:font-name-asian="Noto Sans CJK SC" style:font-size-asian="13pt" style:font-style-asian="normal" style:font-weight-asian="bold" style:font-name-complex="Lohit Hindi" style:font-size-complex="13pt" style:font-style-complex="normal" style:font-weight-complex="bold" style:text-emphasize="none" style:font-relief="none" style:text-overline-style="none" style:text-overline-color="font-color"/>
    </style:style>
    <style:style style:name="P6"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4"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solid" draw:fill-color="#9999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999999"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solid" draw:fill-color="#b3b3b3"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solid" draw:fill-color="#fffff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solid" draw:fill-color="#ff3333"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solid" draw:fill-color="#99ff66"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solid" draw:fill-color="#ccccc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style:paragraph-properties fo:text-align="center"/>
      <style:text-properties fo:font-size="12pt" style:font-size-asian="12pt"/>
    </style:style>
    <style:style style:name="P30" style:family="paragraph">
      <loext:graphic-properties draw:fill="none" draw:fill-color="#ffffff"/>
      <style:paragraph-properties fo:text-align="center"/>
      <style:text-properties style:font-name="Noto Sans CJK SC" fo:font-size="12pt" style:font-name-asian="Noto Sans CJK SC" style:font-size-asian="12pt"/>
    </style:style>
    <style:style style:name="T1" style:family="text">
      <style:text-properties style:font-name="Noto Sans CJK SC" fo:font-size="12pt" style:font-name-asian="Noto Sans CJK SC" style:font-size-asian="12pt"/>
    </style:style>
    <style:style style:name="T2" style:family="text">
      <style:text-properties fo:font-variant="normal" fo:text-transform="none" fo:color="#ffffff" loext:opacity="100%" style:text-outline="false" style:text-line-through-style="none" style:text-line-through-type="none" style:font-name="Noto Sans CJK SC" fo:font-size="10pt" fo:font-style="normal" fo:text-shadow="none" style:text-underline-style="none" fo:font-weight="bold" style:letter-kerning="true" style:font-name-asian="Noto Sans CJK SC" style:font-size-asian="13pt" style:font-style-asian="normal" style:font-weight-asian="bold" style:font-name-complex="Lohit Hindi" style:font-size-complex="13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frame draw:style-name="gr1" draw:text-style-name="P2" draw:layer="图例" svg:width="1.59cm" svg:height="0.865cm" svg:x="1.501cm" svg:y="18.001cm">
          <draw:text-box>
            <text:p text:style-name="P1"><text:span text:style-name="T1">图</text:span><text:span text:style-name="T1">例</text:span><text:span text:style-name="T1">:</text:span></text:p>
          </draw:text-box>
        </draw:frame>
        <draw:line draw:style-name="gr2" draw:text-style-name="P3" draw:layer="图例" svg:x1="4.001cm" svg:y1="18.501cm" svg:x2="6.001cm" svg:y2="18.501cm">
          <text:p/>
        </draw:line>
        <draw:line draw:style-name="gr3" draw:text-style-name="P3" draw:layer="图例" svg:x1="10.001cm" svg:y1="18.501cm" svg:x2="12.001cm" svg:y2="18.501cm">
          <text:p/>
        </draw:line>
        <draw:frame draw:style-name="gr1" draw:text-style-name="P2" draw:layer="图例" svg:width="2.663cm" svg:height="0.865cm" svg:x="6.001cm" svg:y="18.001cm">
          <draw:text-box>
            <text:p text:style-name="P1"><text:span text:style-name="T1">网</text:span><text:span text:style-name="T1">线</text:span><text:span text:style-name="T1">(6</text:span><text:span text:style-name="T1">类</text:span><text:span text:style-name="T1">)</text:span></text:p>
          </draw:text-box>
        </draw:frame>
        <draw:frame draw:style-name="gr1" draw:text-style-name="P2" draw:layer="图例" svg:width="2.195cm" svg:height="0.865cm" svg:x="12.001cm" svg:y="18.001cm">
          <draw:text-box>
            <text:p text:style-name="P1"><text:span text:style-name="T1">无</text:span><text:span text:style-name="T1">线</text:span><text:span text:style-name="T1">连</text:span><text:span text:style-name="T1">接</text:span></text:p>
          </draw:text-box>
        </draw:frame>
        <draw:custom-shape draw:style-name="gr4" draw:text-style-name="P5" draw:layer="图标" svg:width="5.465cm" svg:height="2.368cm" svg:x="1.285cm" svg:y="2.00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4"><text:span text:style-name="T2">互联网</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style-name="gr5">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style-name="gr5">
            <draw:path draw:style-name="gr6" draw:text-style-name="P6" draw:layer="图标" svg:width="0.569cm" svg:height="0.36cm" svg:x="4.844cm" svg:y="15.489cm" svg:viewBox="0 0 570 361" svg:d="M0 361c143 0 570-120 570-211 0-90-13-150-156-150 0 90-416 90-414 361z">
              <text:p/>
            </draw:path>
            <draw:g draw:style-name="gr7">
              <draw:polygon draw:style-name="gr8" draw:text-style-name="P7" draw:layer="图标" svg:width="0.259cm" svg:height="0.3cm" svg:x="4.634cm" svg:y="15.549cm" svg:viewBox="0 0 260 301" draw:points="0,181 52,0 260,120 208,301">
                <text:p/>
              </draw:polygon>
              <draw:polygon draw:style-name="gr9" draw:text-style-name="P8" draw:layer="图标" svg:width="0.571cm" svg:height="0.33cm" svg:x="4.686cm" svg:y="15.339cm" svg:viewBox="0 0 572 331" draw:points="0,210 104,120 260,30 364,0 572,120 468,150 312,241 208,331">
                <text:p/>
              </draw:polygon>
              <draw:path draw:style-name="gr10" draw:text-style-name="P9" draw:layer="图标" svg:width="0.467cm" svg:height="0.39cm" svg:x="4.842cm" svg:y="15.459cm" svg:viewBox="0 0 468 391" svg:d="M468 120c0-180-104-120-208-60s-208 60-260 331c0 0 208-120 468-271z">
                <text:p/>
              </draw:path>
              <draw:path draw:style-name="gr11" draw:text-style-name="P10" draw:layer="图标" svg:width="0.675cm" svg:height="0.51cm" svg:x="4.634cm" svg:y="15.339cm" svg:viewBox="0 0 676 511" svg:d="M416 0c-104 30-104 30-208 90-52 30-156 60-208 301 104 60 104 60 208 120 60-27 364-210 468-270 0-151-104-151-260-241z">
                <text:p/>
              </draw:path>
            </draw:g>
          </draw:g>
          <draw:g draw:style-name="gr5">
            <draw:path draw:style-name="gr12" draw:text-style-name="P6" draw:layer="图标" svg:width="0.935cm" svg:height="0.721cm" svg:x="4.373cm" svg:y="14.046cm" svg:viewBox="0 0 936 722" svg:d="M3 722c143 0 933-31 933-301 0-271-271-421-414-421 0 90-571 60-519 722z">
              <text:p/>
            </draw:path>
            <draw:g draw:style-name="gr7">
              <draw:polygon draw:style-name="gr13" draw:text-style-name="P7" draw:layer="图标" svg:width="0.519cm" svg:height="0.42cm" svg:x="3.853cm" svg:y="14.346cm" svg:viewBox="0 0 520 421" draw:points="0,120 0,0 520,301 520,421">
                <text:p/>
              </draw:polygon>
              <draw:polygon draw:style-name="gr14" draw:text-style-name="P7" draw:layer="图标" svg:width="0.519cm" svg:height="0.51cm" svg:x="4.27cm" svg:y="13.896cm" svg:viewBox="0 0 520 511" draw:points="0,210 0,0 520,301 520,511">
                <text:p/>
              </draw:polygon>
              <draw:polygon draw:style-name="gr15" draw:text-style-name="P8" draw:layer="图标" svg:width="0.935cm" svg:height="0.54cm" svg:x="3.853cm" svg:y="14.106cm" svg:viewBox="0 0 936 541" draw:points="0,241 416,0 936,301 520,541">
                <text:p/>
              </draw:polygon>
              <draw:line draw:style-name="gr16" draw:text-style-name="P11" draw:layer="图标" svg:x1="4.27cm" svg:y1="14.106cm" svg:x2="4.79cm" svg:y2="14.407cm">
                <text:p/>
              </draw:line>
              <draw:polygon draw:style-name="gr17" draw:text-style-name="P9" draw:layer="图标" svg:width="0.519cm" svg:height="0.51cm" svg:x="4.373cm" svg:y="14.256cm" svg:viewBox="0 0 520 511" draw:points="0,511 0,391 416,150 416,0 520,60 520,210">
                <text:p/>
              </draw:polygon>
              <draw:polygon draw:style-name="gr18" draw:text-style-name="P7" draw:layer="图标" svg:width="1.663cm" svg:height="2.284cm" svg:x="3.281cm" svg:y="12.061cm" svg:viewBox="0 0 1664 2285" draw:points="0,1323 0,0 1664,962 1664,2285">
                <text:p/>
              </draw:polygon>
              <draw:polygon draw:style-name="gr19" draw:text-style-name="P12" draw:layer="图标" svg:width="1.56cm" svg:height="2.104cm" svg:x="3.334cm" svg:y="12.151cm" svg:viewBox="0 0 1561 2105" draw:points="0,1203 0,0 1561,902 1561,2105">
                <text:p/>
              </draw:polygon>
              <draw:polygon draw:style-name="gr20" draw:text-style-name="P8" draw:layer="图标" svg:width="1.768cm" svg:height="1.021cm" svg:x="3.281cm" svg:y="12.001cm" svg:viewBox="0 0 1769 1022" draw:points="1664,1022 0,60 104,0 1769,962">
                <text:p/>
              </draw:polygon>
              <draw:polygon draw:style-name="gr21" draw:text-style-name="P9" draw:layer="图标" svg:width="0.103cm" svg:height="1.382cm" svg:x="4.946cm" svg:y="12.963cm" svg:viewBox="0 0 104 1383" draw:points="0,1383 0,60 104,0 104,1323">
                <text:p/>
              </draw:polygon>
              <draw:polygon draw:style-name="gr22" draw:text-style-name="P10" draw:layer="图标" svg:width="1.768cm" svg:height="2.765cm" svg:x="3.281cm" svg:y="12.001cm" svg:viewBox="0 0 1769 2766" draw:points="104,0 1769,962 1769,2285 1664,2345 1613,2315 1613,2465 1092,2766 572,2465 572,2345 988,2105 988,1955 0,1383 0,60">
                <text:p/>
              </draw:polygon>
            </draw:g>
          </draw:g>
          <draw:g draw:style-name="gr5">
            <draw:path draw:style-name="gr23" draw:text-style-name="P6" draw:layer="图标" svg:width="0.677cm" svg:height="0.36cm" svg:x="4.164cm" svg:y="15.158cm" svg:viewBox="0 0 678 361" svg:d="M4 361c143 0 674-151 674-241s-13-120-156-120c0 90-573 60-518 361z">
              <text:p/>
            </draw:path>
            <draw:g draw:style-name="gr7">
              <draw:polygon draw:style-name="gr24" draw:text-style-name="P8" draw:layer="图标" svg:width="2.236cm" svg:height="1.292cm" svg:x="2.501cm" svg:y="14.136cm" svg:viewBox="0 0 2237 1293" draw:points="1664,1293 0,331 572,0 2237,962">
                <text:p/>
              </draw:polygon>
              <draw:polygon draw:style-name="gr25" draw:text-style-name="P13" draw:layer="图标" svg:width="1.507cm" svg:height="0.871cm" svg:x="2.657cm" svg:y="14.226cm" svg:viewBox="0 0 1508 872" draw:points="0,241 416,0 1508,632 1092,872">
                <text:p/>
              </draw:polygon>
              <draw:polygon draw:style-name="gr26" draw:text-style-name="P13" draw:layer="图标" svg:width="0.727cm" svg:height="0.42cm" svg:x="3.853cm" svg:y="14.918cm" svg:viewBox="0 0 728 421" draw:points="0,241 416,0 728,181 312,421">
                <text:p/>
              </draw:polygon>
              <draw:polygon draw:style-name="gr27" draw:text-style-name="P9" draw:layer="图标" svg:width="0.571cm" svg:height="0.45cm" svg:x="4.165cm" svg:y="15.098cm" svg:viewBox="0 0 572 451" draw:points="0,451 0,331 572,0 572,120">
                <text:p/>
              </draw:polygon>
              <draw:line draw:style-name="gr28" draw:text-style-name="P11" draw:layer="图标" svg:x1="2.761cm" svg:y1="14.406cm" svg:x2="3.853cm" svg:y2="15.038cm">
                <text:p/>
              </draw:line>
              <draw:line draw:style-name="gr29" draw:text-style-name="P11" draw:layer="图标" svg:x1="2.865cm" svg:y1="14.346cm" svg:x2="3.957cm" svg:y2="14.978cm">
                <text:p/>
              </draw:line>
              <draw:line draw:style-name="gr30" draw:text-style-name="P11" draw:layer="图标" svg:x1="2.969cm" svg:y1="14.286cm" svg:x2="4.061cm" svg:y2="14.918cm">
                <text:p/>
              </draw:line>
              <draw:line draw:style-name="gr31" draw:text-style-name="P11" draw:layer="图标" svg:x1="3.958cm" svg:y1="14.857cm" svg:x2="4.062cm" svg:y2="14.797cm">
                <text:p/>
              </draw:line>
              <draw:line draw:style-name="gr32" draw:text-style-name="P11" draw:layer="图标" svg:x1="3.853cm" svg:y1="14.797cm" svg:x2="3.957cm" svg:y2="14.737cm">
                <text:p/>
              </draw:line>
              <draw:line draw:style-name="gr33" draw:text-style-name="P11" draw:layer="图标" svg:x1="3.75cm" svg:y1="14.737cm" svg:x2="3.854cm" svg:y2="14.677cm">
                <text:p/>
              </draw:line>
              <draw:line draw:style-name="gr34" draw:text-style-name="P11" draw:layer="图标" svg:x1="3.801cm" svg:y1="14.888cm" svg:x2="3.905cm" svg:y2="14.828cm">
                <text:p/>
              </draw:line>
              <draw:line draw:style-name="gr35" draw:text-style-name="P11" draw:layer="图标" svg:x1="3.698cm" svg:y1="14.827cm" svg:x2="3.802cm" svg:y2="14.767cm">
                <text:p/>
              </draw:line>
              <draw:line draw:style-name="gr36" draw:text-style-name="P11" draw:layer="图标" svg:x1="3.593cm" svg:y1="14.767cm" svg:x2="3.697cm" svg:y2="14.707cm">
                <text:p/>
              </draw:line>
              <draw:line draw:style-name="gr37" draw:text-style-name="P11" draw:layer="图标" svg:x1="3.645cm" svg:y1="14.677cm" svg:x2="3.749cm" svg:y2="14.617cm">
                <text:p/>
              </draw:line>
              <draw:line draw:style-name="gr38" draw:text-style-name="P11" draw:layer="图标" svg:x1="3.489cm" svg:y1="14.707cm" svg:x2="3.593cm" svg:y2="14.647cm">
                <text:p/>
              </draw:line>
              <draw:line draw:style-name="gr39" draw:text-style-name="P11" draw:layer="图标" svg:x1="3.542cm" svg:y1="14.617cm" svg:x2="3.646cm" svg:y2="14.557cm">
                <text:p/>
              </draw:line>
              <draw:line draw:style-name="gr40" draw:text-style-name="P11" draw:layer="图标" svg:x1="3.437cm" svg:y1="14.557cm" svg:x2="3.541cm" svg:y2="14.497cm">
                <text:p/>
              </draw:line>
              <draw:line draw:style-name="gr41" draw:text-style-name="P11" draw:layer="图标" svg:x1="3.334cm" svg:y1="14.497cm" svg:x2="3.438cm" svg:y2="14.437cm">
                <text:p/>
              </draw:line>
              <draw:line draw:style-name="gr42" draw:text-style-name="P11" draw:layer="图标" svg:x1="3.385cm" svg:y1="14.647cm" svg:x2="3.489cm" svg:y2="14.587cm">
                <text:p/>
              </draw:line>
              <draw:line draw:style-name="gr43" draw:text-style-name="P11" draw:layer="图标" svg:x1="3.281cm" svg:y1="14.587cm" svg:x2="3.385cm" svg:y2="14.527cm">
                <text:p/>
              </draw:line>
              <draw:line draw:style-name="gr44" draw:text-style-name="P11" draw:layer="图标" svg:x1="3.177cm" svg:y1="14.526cm" svg:x2="3.281cm" svg:y2="14.466cm">
                <text:p/>
              </draw:line>
              <draw:line draw:style-name="gr45" draw:text-style-name="P11" draw:layer="图标" svg:x1="3.229cm" svg:y1="14.436cm" svg:x2="3.333cm" svg:y2="14.376cm">
                <text:p/>
              </draw:line>
              <draw:line draw:style-name="gr46" draw:text-style-name="P11" draw:layer="图标" svg:x1="3.073cm" svg:y1="14.466cm" svg:x2="3.177cm" svg:y2="14.406cm">
                <text:p/>
              </draw:line>
              <draw:line draw:style-name="gr47" draw:text-style-name="P11" draw:layer="图标" svg:x1="3.125cm" svg:y1="14.376cm" svg:x2="3.229cm" svg:y2="14.316cm">
                <text:p/>
              </draw:line>
              <draw:line draw:style-name="gr48" draw:text-style-name="P11" draw:layer="图标" svg:x1="3.021cm" svg:y1="14.316cm" svg:x2="3.125cm" svg:y2="14.256cm">
                <text:p/>
              </draw:line>
              <draw:line draw:style-name="gr49" draw:text-style-name="P11" draw:layer="图标" svg:x1="2.969cm" svg:y1="14.406cm" svg:x2="3.073cm" svg:y2="14.346cm">
                <text:p/>
              </draw:line>
              <draw:line draw:style-name="gr50" draw:text-style-name="P11" draw:layer="图标" svg:x1="3.645cm" svg:y1="14.917cm" svg:x2="3.749cm" svg:y2="14.857cm">
                <text:p/>
              </draw:line>
              <draw:line draw:style-name="gr51" draw:text-style-name="P11" draw:layer="图标" svg:x1="3.542cm" svg:y1="14.857cm" svg:x2="3.646cm" svg:y2="14.797cm">
                <text:p/>
              </draw:line>
              <draw:line draw:style-name="gr52" draw:text-style-name="P11" draw:layer="图标" svg:x1="3.437cm" svg:y1="14.797cm" svg:x2="3.541cm" svg:y2="14.737cm">
                <text:p/>
              </draw:line>
              <draw:line draw:style-name="gr53" draw:text-style-name="P11" draw:layer="图标" svg:x1="3.385cm" svg:y1="14.888cm" svg:x2="3.489cm" svg:y2="14.828cm">
                <text:p/>
              </draw:line>
              <draw:line draw:style-name="gr54" draw:text-style-name="P11" draw:layer="图标" svg:x1="3.281cm" svg:y1="14.827cm" svg:x2="3.385cm" svg:y2="14.767cm">
                <text:p/>
              </draw:line>
              <draw:line draw:style-name="gr55" draw:text-style-name="P11" draw:layer="图标" svg:x1="3.334cm" svg:y1="14.737cm" svg:x2="3.438cm" svg:y2="14.677cm">
                <text:p/>
              </draw:line>
              <draw:line draw:style-name="gr56" draw:text-style-name="P11" draw:layer="图标" svg:x1="3.229cm" svg:y1="14.677cm" svg:x2="3.333cm" svg:y2="14.617cm">
                <text:p/>
              </draw:line>
              <draw:line draw:style-name="gr57" draw:text-style-name="P11" draw:layer="图标" svg:x1="3.125cm" svg:y1="14.617cm" svg:x2="3.229cm" svg:y2="14.557cm">
                <text:p/>
              </draw:line>
              <draw:line draw:style-name="gr58" draw:text-style-name="P11" draw:layer="图标" svg:x1="3.021cm" svg:y1="14.557cm" svg:x2="3.125cm" svg:y2="14.497cm">
                <text:p/>
              </draw:line>
              <draw:line draw:style-name="gr59" draw:text-style-name="P11" draw:layer="图标" svg:x1="2.865cm" svg:y1="14.587cm" svg:x2="2.969cm" svg:y2="14.527cm">
                <text:p/>
              </draw:line>
              <draw:line draw:style-name="gr60" draw:text-style-name="P11" draw:layer="图标" svg:x1="2.917cm" svg:y1="14.497cm" svg:x2="3.021cm" svg:y2="14.437cm">
                <text:p/>
              </draw:line>
              <draw:line draw:style-name="gr61" draw:text-style-name="P11" draw:layer="图标" svg:x1="2.761cm" svg:y1="14.526cm" svg:x2="2.865cm" svg:y2="14.466cm">
                <text:p/>
              </draw:line>
              <draw:line draw:style-name="gr62" draw:text-style-name="P11" draw:layer="图标" svg:x1="3.593cm" svg:y1="15.008cm" svg:x2="3.697cm" svg:y2="14.948cm">
                <text:p/>
              </draw:line>
              <draw:line draw:style-name="gr63" draw:text-style-name="P11" draw:layer="图标" svg:x1="3.489cm" svg:y1="14.948cm" svg:x2="3.593cm" svg:y2="14.888cm">
                <text:p/>
              </draw:line>
              <draw:line draw:style-name="gr64" draw:text-style-name="P11" draw:layer="图标" svg:x1="3.958cm" svg:y1="15.219cm" svg:x2="4.374cm" svg:y2="14.978cm">
                <text:p/>
              </draw:line>
              <draw:line draw:style-name="gr65" draw:text-style-name="P11" draw:layer="图标" svg:x1="4.062cm" svg:y1="15.279cm" svg:x2="4.478cm" svg:y2="15.038cm">
                <text:p/>
              </draw:line>
              <draw:line draw:style-name="gr66" draw:text-style-name="P11" draw:layer="图标" svg:x1="4.165cm" svg:y1="14.978cm" svg:x2="4.477cm" svg:y2="15.159cm">
                <text:p/>
              </draw:line>
              <draw:line draw:style-name="gr67" draw:text-style-name="P11" draw:layer="图标" svg:x1="4.062cm" svg:y1="15.038cm" svg:x2="4.374cm" svg:y2="15.219cm">
                <text:p/>
              </draw:line>
              <draw:line draw:style-name="gr68" draw:text-style-name="P11" draw:layer="图标" svg:x1="3.958cm" svg:y1="15.098cm" svg:x2="4.166cm" svg:y2="15.218cm">
                <text:p/>
              </draw:line>
              <draw:polygon draw:style-name="gr69" draw:text-style-name="P7" draw:layer="图标" svg:width="1.663cm" svg:height="1.081cm" svg:x="2.501cm" svg:y="14.466cm" svg:viewBox="0 0 1664 1082" draw:points="0,120 0,0 1664,962 1664,1082">
                <text:p/>
              </draw:polygon>
              <draw:polygon draw:style-name="gr70" draw:text-style-name="P10" draw:layer="图标" svg:width="2.236cm" svg:height="1.412cm" svg:x="2.501cm" svg:y="14.136cm" svg:viewBox="0 0 2237 1413" draw:points="572,0 2237,962 2237,1082 1664,1413 0,451 0,331">
                <text:p/>
              </draw:polygon>
            </draw:g>
          </draw:g>
        </draw:g>
        <draw:g draw:style-name="gr5">
          <draw:glue-point draw:id="4" svg:x="-3.214cm" svg:y="3.437cm"/>
          <draw:glue-point draw:id="5" svg:x="2.142cm" svg:y="-3.437cm"/>
          <draw:glue-point draw:id="6" svg:x="-1.428cm" svg:y="5cm"/>
          <draw:glue-point draw:id="7" svg:x="-5cm" svg:y="0.937cm"/>
          <draw:glue-point draw:id="8" svg:x="3.928cm" svg:y="-0.625cm"/>
          <draw:glue-point draw:id="9" svg:x="0.357cm" svg:y="-5cm"/>
          <draw:glue-point draw:id="10" svg:x="3.928cm" svg:y="-1.875cm"/>
          <draw:glue-point draw:id="11" svg:x="3.928cm" svg:y="0.312cm"/>
          <draw:glue-point draw:id="12" svg:x="1.785cm" svg:y="2.187cm"/>
          <draw:glue-point draw:id="13" svg:x="-5cm" svg:y="1.875cm"/>
          <draw:path draw:style-name="gr71" draw:text-style-name="P6" draw:layer="图标" svg:width="0.982cm" svg:height="0.599cm" svg:x="4.268cm" svg:y="7.161cm" svg:viewBox="0 0 983 600" svg:d="M0 600c150 0 983-316 983-442s-110-158-164-158c0 95-819 473-819 600z">
            <text:p/>
          </draw:path>
          <draw:g draw:style-name="gr7">
            <draw:polygon draw:style-name="gr72" draw:text-style-name="P14" draw:layer="图标" svg:width="0.818cm" svg:height="0.693cm" svg:x="4.268cm" svg:y="7.067cm" svg:viewBox="0 0 819 694" draw:points="0,694 0,473 819,0 819,221">
              <text:p/>
            </draw:polygon>
            <draw:polygon draw:style-name="gr73" draw:text-style-name="P8" draw:layer="图标" svg:width="1.364cm" svg:height="0.788cm" svg:x="3.722cm" svg:y="6.751cm" svg:viewBox="0 0 1365 789" draw:points="546,789 0,473 819,0 1365,316">
              <text:p/>
            </draw:polygon>
            <draw:polygon draw:style-name="gr74" draw:text-style-name="P7" draw:layer="图标" svg:width="0.545cm" svg:height="0.536cm" svg:x="3.722cm" svg:y="7.224cm" svg:viewBox="0 0 546 537" draw:points="0,221 0,0 546,316 546,537">
              <text:p/>
            </draw:polygon>
            <draw:polygon draw:style-name="gr75" draw:text-style-name="P10" draw:layer="图标" svg:width="1.364cm" svg:height="1.009cm" svg:x="3.722cm" svg:y="6.751cm" svg:viewBox="0 0 1365 1010" draw:points="0,694 0,473 819,0 1365,316 1365,537 546,1010">
              <text:p/>
            </draw:polygon>
            <draw:polygon draw:style-name="gr76" draw:text-style-name="P15" draw:layer="图标" svg:width="0.054cm" svg:height="0.125cm" svg:x="4.104cm" svg:y="7.509cm" svg:viewBox="0 0 55 126" draw:points="0,95 0,0 55,32 55,126">
              <text:p/>
            </draw:polygon>
          </draw:g>
        </draw:g>
        <draw:g draw:style-name="gr5">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style-name="gr7">
            <draw:polygon draw:style-name="gr77" draw:text-style-name="P9" draw:layer="图标" svg:width="0.38cm" svg:height="0.44cm" svg:x="14.62cm" svg:y="14.112cm" svg:viewBox="0 0 381 441" draw:points="381,264 305,0 0,176 76,441">
              <text:p/>
            </draw:polygon>
            <draw:polygon draw:style-name="gr78" draw:text-style-name="P8" draw:layer="图标" svg:width="0.838cm" svg:height="0.483cm" svg:x="14.086cm" svg:y="13.803cm" svg:viewBox="0 0 839 484" draw:points="839,308 686,176 458,44 305,0 0,176 153,220 381,353 534,484">
              <text:p/>
            </draw:polygon>
            <draw:path draw:style-name="gr79" draw:text-style-name="P7" draw:layer="图标" svg:width="0.685cm" svg:height="0.572cm" svg:x="14.01cm" svg:y="13.979cm" svg:viewBox="0 0 686 573" svg:d="M0 176c0-264 153-176 305-88 153 88 305 88 381 485 0 0-305-176-686-397z">
              <text:p/>
            </draw:path>
            <draw:path draw:style-name="gr80" draw:text-style-name="P10" draw:layer="图标" svg:width="0.99cm" svg:height="0.749cm" svg:x="14.01cm" svg:y="13.803cm" svg:viewBox="0 0 991 750" svg:d="M381 0c153 44 153 44 305 133 77 43 229 87 305 440-152 88-152 88-305 177-87-41-533-309-686-397 0-220 153-220 381-353z">
              <text:p/>
            </draw:path>
          </draw:g>
          <draw:g draw:style-name="gr5">
            <draw:path draw:style-name="gr81" draw:text-style-name="P6" draw:layer="图标" svg:width="0.88cm" svg:height="0.545cm" svg:x="11.604cm" svg:y="14.41cm" svg:viewBox="0 0 881 546" svg:d="M0 546c209 0 736-243 840-303 105-61 0-243-209-243 0 133-631 546-631 546z">
              <text:p/>
            </draw:path>
            <draw:g draw:style-name="gr7">
              <draw:polygon draw:style-name="gr82" draw:text-style-name="P9" draw:layer="图标" svg:width="0.762cm" svg:height="0.616cm" svg:x="11.475cm" svg:y="14.399cm" svg:viewBox="0 0 763 617" draw:points="763,176 763,0 0,441 0,617">
                <text:p/>
              </draw:polygon>
              <draw:polygon draw:style-name="gr83" draw:text-style-name="P9" draw:layer="图标" svg:width="0.762cm" svg:height="0.749cm" svg:x="10.865cm" svg:y="13.738cm" svg:viewBox="0 0 763 750" draw:points="763,308 763,0 0,441 0,750">
                <text:p/>
              </draw:polygon>
              <draw:polygon draw:style-name="gr84" draw:text-style-name="P8" draw:layer="图标" svg:width="1.372cm" svg:height="0.792cm" svg:x="10.865cm" svg:y="14.047cm" svg:viewBox="0 0 1373 793" draw:points="1373,353 763,0 0,441 610,793">
                <text:p/>
              </draw:polygon>
              <draw:polygon draw:style-name="gr85" draw:text-style-name="P7" draw:layer="图标" svg:width="0.762cm" svg:height="0.749cm" svg:x="10.713cm" svg:y="14.267cm" svg:viewBox="0 0 763 750" draw:points="763,750 763,573 153,220 153,0 0,88 0,308">
                <text:p/>
              </draw:polygon>
              <draw:polygon draw:style-name="gr86" draw:text-style-name="P9" draw:layer="图标" svg:width="2.438cm" svg:height="3.348cm" svg:x="10.637cm" svg:y="11.05cm" svg:viewBox="0 0 2439 3349" draw:points="2439,1939 2439,0 0,1410 0,3349">
                <text:p/>
              </draw:polygon>
              <draw:polygon draw:style-name="gr87" draw:text-style-name="P12" draw:layer="图标" svg:width="2.286cm" svg:height="3.084cm" svg:x="10.713cm" svg:y="11.182cm" svg:viewBox="0 0 2287 3085" draw:points="2287,1762 2287,0 0,1322 0,3085">
                <text:p/>
              </draw:polygon>
              <draw:polygon draw:style-name="gr88" draw:text-style-name="P8" draw:layer="图标" svg:width="2.591cm" svg:height="1.497cm" svg:x="10.484cm" svg:y="10.962cm" svg:viewBox="0 0 2592 1498" draw:points="153,1498 2592,88 2439,0 0,1410">
                <text:p/>
              </draw:polygon>
              <draw:polygon draw:style-name="gr89" draw:text-style-name="P7" draw:layer="图标" svg:width="0.152cm" svg:height="2.026cm" svg:x="10.484cm" svg:y="12.372cm" svg:viewBox="0 0 153 2027" draw:points="153,2027 153,88 0,0 0,1939">
                <text:p/>
              </draw:polygon>
              <draw:polygon draw:style-name="gr90" draw:text-style-name="P10" draw:layer="图标" svg:width="2.591cm" svg:height="4.053cm" svg:x="10.484cm" svg:y="10.962cm" svg:viewBox="0 0 2592 4054" draw:points="2439,0 0,1410 0,3349 153,3437 229,3393 229,3613 990,4054 1753,3613 1753,3437 1143,3085 1143,2865 2592,2027 2592,88">
                <text:p/>
              </draw:polygon>
            </draw:g>
          </draw:g>
          <draw:g draw:style-name="gr5">
            <draw:path draw:style-name="gr91" draw:text-style-name="P6" draw:layer="图标" svg:width="0.648cm" svg:height="0.424cm" svg:x="13.716cm" svg:y="14.735cm" svg:viewBox="0 0 649 425" svg:d="M0 425c0 0 420-122 525-182 114-66 210-243 0-243 0 133-525 425-525 425z">
              <text:p/>
            </draw:path>
            <draw:g draw:style-name="gr5">
              <draw:polygon draw:style-name="gr92" draw:text-style-name="P8" draw:layer="图标" svg:width="3.277cm" svg:height="1.894cm" svg:x="10.963cm" svg:y="14.18cm" svg:viewBox="0 0 3278 1895" draw:points="839,1895 3278,484 2439,0 0,1410">
                <text:p/>
              </draw:polygon>
              <draw:polygon draw:style-name="gr93" draw:text-style-name="P7" draw:layer="图标" svg:width="0.838cm" svg:height="0.66cm" svg:x="10.963cm" svg:y="15.59cm" svg:viewBox="0 0 839 661" draw:points="839,661 839,484 0,0 0,176">
                <text:p/>
              </draw:polygon>
              <draw:polygon draw:style-name="gr94" draw:text-style-name="P9" draw:layer="图标" svg:width="2.438cm" svg:height="1.586cm" svg:x="11.802cm" svg:y="14.664cm" svg:viewBox="0 0 2439 1587" draw:points="2439,176 2439,0 0,1410 0,1587">
                <text:p/>
              </draw:polygon>
              <draw:polygon draw:style-name="gr95" draw:text-style-name="P10" draw:layer="图标" svg:width="3.277cm" svg:height="2.07cm" svg:x="10.963cm" svg:y="14.18cm" svg:viewBox="0 0 3278 2071" draw:points="2439,0 0,1410 0,1587 839,2071 3278,661 3278,484">
                <text:p/>
              </draw:polygon>
              <draw:g draw:style-name="gr7">
                <draw:polygon draw:style-name="gr96" draw:text-style-name="P16" draw:layer="图标" svg:width="1.067cm" svg:height="0.616cm" svg:x="12.98cm" svg:y="14.3cm" svg:viewBox="0 0 1068 617" draw:points="1068,353 458,0 0,264 610,617">
                  <text:p/>
                </draw:polygon>
                <draw:line draw:style-name="gr97" draw:text-style-name="P17" draw:layer="图标" svg:x1="13.895cm" svg:y1="14.741cm" svg:x2="13.285cm" svg:y2="14.388cm">
                  <text:p/>
                </draw:line>
                <draw:line draw:style-name="gr98" draw:text-style-name="P17" draw:layer="图标" svg:x1="13.743cm" svg:y1="14.829cm" svg:x2="13.133cm" svg:y2="14.476cm">
                  <text:p/>
                </draw:line>
                <draw:line draw:style-name="gr99" draw:text-style-name="P17" draw:layer="图标" svg:x1="13.591cm" svg:y1="14.388cm" svg:x2="13.133cm" svg:y2="14.652cm">
                  <text:p/>
                </draw:line>
                <draw:line draw:style-name="gr100" draw:text-style-name="P17" draw:layer="图标" svg:x1="13.743cm" svg:y1="14.476cm" svg:x2="13.285cm" svg:y2="14.74cm">
                  <text:p/>
                </draw:line>
                <draw:line draw:style-name="gr101" draw:text-style-name="P17" draw:layer="图标" svg:x1="13.895cm" svg:y1="14.564cm" svg:x2="13.59cm" svg:y2="14.74cm">
                  <text:p/>
                </draw:line>
              </draw:g>
              <draw:g draw:style-name="gr7">
                <draw:polygon draw:style-name="gr102" draw:text-style-name="P16" draw:layer="图标" svg:width="2.209cm" svg:height="1.277cm" svg:x="11.195cm" svg:y="14.67cm" svg:viewBox="0 0 2210 1278" draw:points="2210,353 1600,0 0,925 609,1278">
                  <text:p/>
                </draw:polygon>
                <draw:line draw:style-name="gr103" draw:text-style-name="P17" draw:layer="图标" svg:x1="13.252cm" svg:y1="14.934cm" svg:x2="11.651cm" svg:y2="15.859cm">
                  <text:p/>
                </draw:line>
                <draw:line draw:style-name="gr104" draw:text-style-name="P17" draw:layer="图标" svg:x1="13.1cm" svg:y1="14.846cm" svg:x2="11.499cm" svg:y2="15.771cm">
                  <text:p/>
                </draw:line>
                <draw:line draw:style-name="gr105" draw:text-style-name="P17" draw:layer="图标" svg:x1="12.947cm" svg:y1="14.758cm" svg:x2="11.346cm" svg:y2="15.683cm">
                  <text:p/>
                </draw:line>
                <draw:line draw:style-name="gr106" draw:text-style-name="P17" draw:layer="图标" svg:x1="11.5cm" svg:y1="15.596cm" svg:x2="11.347cm" svg:y2="15.508cm">
                  <text:p/>
                </draw:line>
                <draw:line draw:style-name="gr107" draw:text-style-name="P17" draw:layer="图标" svg:x1="11.653cm" svg:y1="15.507cm" svg:x2="11.5cm" svg:y2="15.419cm">
                  <text:p/>
                </draw:line>
                <draw:line draw:style-name="gr108" draw:text-style-name="P17" draw:layer="图标" svg:x1="11.805cm" svg:y1="15.419cm" svg:x2="11.652cm" svg:y2="15.331cm">
                  <text:p/>
                </draw:line>
                <draw:line draw:style-name="gr109" draw:text-style-name="P17" draw:layer="图标" svg:x1="11.729cm" svg:y1="15.639cm" svg:x2="11.576cm" svg:y2="15.551cm">
                  <text:p/>
                </draw:line>
                <draw:line draw:style-name="gr110" draw:text-style-name="P17" draw:layer="图标" svg:x1="11.88cm" svg:y1="15.551cm" svg:x2="11.727cm" svg:y2="15.463cm">
                  <text:p/>
                </draw:line>
                <draw:line draw:style-name="gr111" draw:text-style-name="P17" draw:layer="图标" svg:x1="12.033cm" svg:y1="15.463cm" svg:x2="11.88cm" svg:y2="15.375cm">
                  <text:p/>
                </draw:line>
                <draw:line draw:style-name="gr112" draw:text-style-name="P17" draw:layer="图标" svg:x1="11.957cm" svg:y1="15.33cm" svg:x2="11.804cm" svg:y2="15.242cm">
                  <text:p/>
                </draw:line>
                <draw:line draw:style-name="gr113" draw:text-style-name="P17" draw:layer="图标" svg:x1="12.185cm" svg:y1="15.375cm" svg:x2="12.032cm" svg:y2="15.287cm">
                  <text:p/>
                </draw:line>
                <draw:line draw:style-name="gr114" draw:text-style-name="P17" draw:layer="图标" svg:x1="12.109cm" svg:y1="15.243cm" svg:x2="11.956cm" svg:y2="15.155cm">
                  <text:p/>
                </draw:line>
                <draw:line draw:style-name="gr115" draw:text-style-name="P17" draw:layer="图标" svg:x1="12.262cm" svg:y1="15.155cm" svg:x2="12.109cm" svg:y2="15.067cm">
                  <text:p/>
                </draw:line>
                <draw:line draw:style-name="gr116" draw:text-style-name="P17" draw:layer="图标" svg:x1="12.414cm" svg:y1="15.066cm" svg:x2="12.261cm" svg:y2="14.978cm">
                  <text:p/>
                </draw:line>
                <draw:line draw:style-name="gr117" draw:text-style-name="P17" draw:layer="图标" svg:x1="12.338cm" svg:y1="15.287cm" svg:x2="12.185cm" svg:y2="15.199cm">
                  <text:p/>
                </draw:line>
                <draw:line draw:style-name="gr118" draw:text-style-name="P17" draw:layer="图标" svg:x1="12.49cm" svg:y1="15.199cm" svg:x2="12.337cm" svg:y2="15.111cm">
                  <text:p/>
                </draw:line>
                <draw:line draw:style-name="gr119" draw:text-style-name="P17" draw:layer="图标" svg:x1="12.643cm" svg:y1="15.11cm" svg:x2="12.49cm" svg:y2="15.022cm">
                  <text:p/>
                </draw:line>
                <draw:line draw:style-name="gr120" draw:text-style-name="P17" draw:layer="图标" svg:x1="12.567cm" svg:y1="14.979cm" svg:x2="12.414cm" svg:y2="14.891cm">
                  <text:p/>
                </draw:line>
                <draw:line draw:style-name="gr121" draw:text-style-name="P17" draw:layer="图标" svg:x1="12.795cm" svg:y1="15.022cm" svg:x2="12.642cm" svg:y2="14.934cm">
                  <text:p/>
                </draw:line>
                <draw:line draw:style-name="gr122" draw:text-style-name="P17" draw:layer="图标" svg:x1="12.719cm" svg:y1="14.89cm" svg:x2="12.566cm" svg:y2="14.802cm">
                  <text:p/>
                </draw:line>
                <draw:line draw:style-name="gr123" draw:text-style-name="P17" draw:layer="图标" svg:x1="12.872cm" svg:y1="14.802cm" svg:x2="12.719cm" svg:y2="14.714cm">
                  <text:p/>
                </draw:line>
                <draw:line draw:style-name="gr124" draw:text-style-name="P17" draw:layer="图标" svg:x1="12.948cm" svg:y1="14.934cm" svg:x2="12.795cm" svg:y2="14.846cm">
                  <text:p/>
                </draw:line>
                <draw:line draw:style-name="gr125" draw:text-style-name="P17" draw:layer="图标" svg:x1="11.957cm" svg:y1="15.683cm" svg:x2="11.804cm" svg:y2="15.595cm">
                  <text:p/>
                </draw:line>
                <draw:line draw:style-name="gr126" draw:text-style-name="P17" draw:layer="图标" svg:x1="12.109cm" svg:y1="15.596cm" svg:x2="11.956cm" svg:y2="15.508cm">
                  <text:p/>
                </draw:line>
                <draw:line draw:style-name="gr127" draw:text-style-name="P17" draw:layer="图标" svg:x1="12.262cm" svg:y1="15.507cm" svg:x2="12.109cm" svg:y2="15.419cm">
                  <text:p/>
                </draw:line>
                <draw:line draw:style-name="gr128" draw:text-style-name="P17" draw:layer="图标" svg:x1="12.338cm" svg:y1="15.639cm" svg:x2="12.185cm" svg:y2="15.551cm">
                  <text:p/>
                </draw:line>
                <draw:line draw:style-name="gr129" draw:text-style-name="P17" draw:layer="图标" svg:x1="12.49cm" svg:y1="15.551cm" svg:x2="12.337cm" svg:y2="15.463cm">
                  <text:p/>
                </draw:line>
                <draw:line draw:style-name="gr130" draw:text-style-name="P17" draw:layer="图标" svg:x1="12.414cm" svg:y1="15.419cm" svg:x2="12.261cm" svg:y2="15.331cm">
                  <text:p/>
                </draw:line>
                <draw:line draw:style-name="gr131" draw:text-style-name="P17" draw:layer="图标" svg:x1="12.567cm" svg:y1="15.33cm" svg:x2="12.414cm" svg:y2="15.242cm">
                  <text:p/>
                </draw:line>
                <draw:line draw:style-name="gr132" draw:text-style-name="P17" draw:layer="图标" svg:x1="12.719cm" svg:y1="15.243cm" svg:x2="12.566cm" svg:y2="15.155cm">
                  <text:p/>
                </draw:line>
                <draw:line draw:style-name="gr133" draw:text-style-name="P17" draw:layer="图标" svg:x1="12.872cm" svg:y1="15.155cm" svg:x2="12.719cm" svg:y2="15.067cm">
                  <text:p/>
                </draw:line>
                <draw:line draw:style-name="gr134" draw:text-style-name="P17" draw:layer="图标" svg:x1="13.1cm" svg:y1="15.199cm" svg:x2="12.947cm" svg:y2="15.111cm">
                  <text:p/>
                </draw:line>
                <draw:line draw:style-name="gr135" draw:text-style-name="P17" draw:layer="图标" svg:x1="13.024cm" svg:y1="15.066cm" svg:x2="12.871cm" svg:y2="14.978cm">
                  <text:p/>
                </draw:line>
                <draw:line draw:style-name="gr136" draw:text-style-name="P17" draw:layer="图标" svg:x1="13.253cm" svg:y1="15.11cm" svg:x2="13.1cm" svg:y2="15.022cm">
                  <text:p/>
                </draw:line>
                <draw:line draw:style-name="gr137" draw:text-style-name="P17" draw:layer="图标" svg:x1="12.033cm" svg:y1="15.816cm" svg:x2="11.88cm" svg:y2="15.728cm">
                  <text:p/>
                </draw:line>
                <draw:line draw:style-name="gr138" draw:text-style-name="P17" draw:layer="图标" svg:x1="12.185cm" svg:y1="15.727cm" svg:x2="12.032cm" svg:y2="15.639cm">
                  <text:p/>
                </draw:line>
              </draw:g>
            </draw:g>
          </draw:g>
        </draw:g>
        <draw:g draw:style-name="gr5">
          <draw:glue-point draw:id="4" svg:x="3.888cm" svg:y="0.154cm"/>
          <draw:glue-point draw:id="5" svg:x="1.148cm" svg:y="-3.571cm"/>
          <draw:glue-point draw:id="6" svg:x="-5cm" svg:y="2.113cm"/>
          <draw:glue-point draw:id="7" svg:x="0.185cm" svg:y="5cm"/>
          <draw:glue-point draw:id="8" svg:x="3.703cm" svg:y="3.041cm"/>
          <draw:path draw:style-name="gr139" draw:text-style-name="P6" draw:layer="图标" svg:width="1.167cm" svg:height="0.667cm" svg:x="17.164cm" svg:y="13.597cm" svg:viewBox="0 0 1168 668" svg:d="M0 668c0 0 885-246 1089-432 188-173-1-236-136-236 0 85-953 629-953 668z">
            <text:p/>
          </draw:path>
          <draw:g draw:style-name="gr7">
            <draw:polygon draw:style-name="gr140" draw:text-style-name="P8" draw:layer="图标" svg:width="2.305cm" svg:height="1.332cm" svg:x="15.8cm" svg:y="13.026cm" svg:viewBox="0 0 2306 1333" draw:points="932,1333 2306,539 1374,0 0,794">
              <text:p/>
            </draw:polygon>
            <draw:polygon draw:style-name="gr141" draw:text-style-name="P13" draw:layer="图标" svg:width="1.52cm" svg:height="0.878cm" svg:x="16.046cm" svg:y="13.168cm" svg:viewBox="0 0 1521 879" draw:points="1521,227 1128,0 0,652 392,879">
              <text:p/>
            </draw:polygon>
            <draw:polygon draw:style-name="gr142" draw:text-style-name="P9" draw:layer="图标" svg:width="1.373cm" svg:height="2.041cm" svg:x="15.8cm" svg:y="11.779cm" svg:viewBox="0 0 1374 2042" draw:points="1374,1248 1374,0 0,794 0,2042">
              <text:p/>
            </draw:polygon>
            <draw:polygon draw:style-name="gr143" draw:text-style-name="P12" draw:layer="图标" svg:width="1.275cm" svg:height="1.785cm" svg:x="15.849cm" svg:y="11.863cm" svg:viewBox="0 0 1276 1786" draw:points="1276,1049 1276,0 0,737 0,1786">
              <text:p/>
            </draw:polygon>
            <draw:polygon draw:style-name="gr144" draw:text-style-name="P8" draw:layer="图标" svg:width="1.422cm" svg:height="0.821cm" svg:x="15.752cm" svg:y="11.75cm" svg:viewBox="0 0 1423 822" draw:points="49,822 1423,29 1374,0 0,794">
              <text:p/>
            </draw:polygon>
            <draw:polygon draw:style-name="gr145" draw:text-style-name="P7" draw:layer="图标" svg:width="0.048cm" svg:height="1.275cm" svg:x="15.752cm" svg:y="12.544cm" svg:viewBox="0 0 49 1276" draw:points="49,1276 49,29 0,0 0,1248">
              <text:p/>
            </draw:polygon>
            <draw:polygon draw:style-name="gr146" draw:text-style-name="P7" draw:layer="图标" svg:width="0.931cm" svg:height="0.679cm" svg:x="15.8cm" svg:y="13.82cm" svg:viewBox="0 0 932 680" draw:points="932,680 932,539 0,0 0,142">
              <text:p/>
            </draw:polygon>
            <draw:line draw:style-name="gr147" draw:text-style-name="P11" draw:layer="图标" svg:x1="17.468cm" svg:y1="13.338cm" svg:x2="16.34cm" svg:y2="13.99cm">
              <text:p/>
            </draw:line>
            <draw:line draw:style-name="gr148" draw:text-style-name="P11" draw:layer="图标" svg:x1="17.37cm" svg:y1="13.282cm" svg:x2="16.242cm" svg:y2="13.934cm">
              <text:p/>
            </draw:line>
            <draw:line draw:style-name="gr149" draw:text-style-name="P11" draw:layer="图标" svg:x1="17.271cm" svg:y1="13.225cm" svg:x2="16.143cm" svg:y2="13.877cm">
              <text:p/>
            </draw:line>
            <draw:line draw:style-name="gr150" draw:text-style-name="P11" draw:layer="图标" svg:x1="16.291cm" svg:y1="13.792cm" svg:x2="16.193cm" svg:y2="13.735cm">
              <text:p/>
            </draw:line>
            <draw:line draw:style-name="gr151" draw:text-style-name="P11" draw:layer="图标" svg:x1="16.389cm" svg:y1="13.736cm" svg:x2="16.291cm" svg:y2="13.679cm">
              <text:p/>
            </draw:line>
            <draw:line draw:style-name="gr152" draw:text-style-name="P11" draw:layer="图标" svg:x1="16.487cm" svg:y1="13.679cm" svg:x2="16.389cm" svg:y2="13.622cm">
              <text:p/>
            </draw:line>
            <draw:line draw:style-name="gr153" draw:text-style-name="P11" draw:layer="图标" svg:x1="16.438cm" svg:y1="13.82cm" svg:x2="16.34cm" svg:y2="13.763cm">
              <text:p/>
            </draw:line>
            <draw:line draw:style-name="gr154" draw:text-style-name="P11" draw:layer="图标" svg:x1="16.536cm" svg:y1="13.764cm" svg:x2="16.438cm" svg:y2="13.707cm">
              <text:p/>
            </draw:line>
            <draw:line draw:style-name="gr155" draw:text-style-name="P11" draw:layer="图标" svg:x1="16.634cm" svg:y1="13.707cm" svg:x2="16.536cm" svg:y2="13.65cm">
              <text:p/>
            </draw:line>
            <draw:line draw:style-name="gr156" draw:text-style-name="P11" draw:layer="图标" svg:x1="16.585cm" svg:y1="13.622cm" svg:x2="16.487cm" svg:y2="13.565cm">
              <text:p/>
            </draw:line>
            <draw:line draw:style-name="gr157" draw:text-style-name="P11" draw:layer="图标" svg:x1="16.732cm" svg:y1="13.65cm" svg:x2="16.634cm" svg:y2="13.593cm">
              <text:p/>
            </draw:line>
            <draw:line draw:style-name="gr158" draw:text-style-name="P11" draw:layer="图标" svg:x1="16.683cm" svg:y1="13.565cm" svg:x2="16.585cm" svg:y2="13.508cm">
              <text:p/>
            </draw:line>
            <draw:line draw:style-name="gr159" draw:text-style-name="P11" draw:layer="图标" svg:x1="16.782cm" svg:y1="13.509cm" svg:x2="16.684cm" svg:y2="13.452cm">
              <text:p/>
            </draw:line>
            <draw:line draw:style-name="gr160" draw:text-style-name="P11" draw:layer="图标" svg:x1="16.879cm" svg:y1="13.452cm" svg:x2="16.781cm" svg:y2="13.395cm">
              <text:p/>
            </draw:line>
            <draw:line draw:style-name="gr161" draw:text-style-name="P11" draw:layer="图标" svg:x1="16.83cm" svg:y1="13.593cm" svg:x2="16.732cm" svg:y2="13.536cm">
              <text:p/>
            </draw:line>
            <draw:line draw:style-name="gr162" draw:text-style-name="P11" draw:layer="图标" svg:x1="16.929cm" svg:y1="13.537cm" svg:x2="16.831cm" svg:y2="13.48cm">
              <text:p/>
            </draw:line>
            <draw:line draw:style-name="gr163" draw:text-style-name="P11" draw:layer="图标" svg:x1="17.026cm" svg:y1="13.48cm" svg:x2="16.928cm" svg:y2="13.423cm">
              <text:p/>
            </draw:line>
            <draw:line draw:style-name="gr164" draw:text-style-name="P11" draw:layer="图标" svg:x1="16.977cm" svg:y1="13.395cm" svg:x2="16.879cm" svg:y2="13.338cm">
              <text:p/>
            </draw:line>
            <draw:line draw:style-name="gr165" draw:text-style-name="P11" draw:layer="图标" svg:x1="17.125cm" svg:y1="13.423cm" svg:x2="17.027cm" svg:y2="13.366cm">
              <text:p/>
            </draw:line>
            <draw:line draw:style-name="gr166" draw:text-style-name="P11" draw:layer="图标" svg:x1="17.076cm" svg:y1="13.339cm" svg:x2="16.978cm" svg:y2="13.282cm">
              <text:p/>
            </draw:line>
            <draw:line draw:style-name="gr167" draw:text-style-name="P11" draw:layer="图标" svg:x1="17.174cm" svg:y1="13.282cm" svg:x2="17.076cm" svg:y2="13.225cm">
              <text:p/>
            </draw:line>
            <draw:line draw:style-name="gr168" draw:text-style-name="P11" draw:layer="图标" svg:x1="17.223cm" svg:y1="13.367cm" svg:x2="17.125cm" svg:y2="13.31cm">
              <text:p/>
            </draw:line>
            <draw:line draw:style-name="gr169" draw:text-style-name="P11" draw:layer="图标" svg:x1="16.585cm" svg:y1="13.849cm" svg:x2="16.487cm" svg:y2="13.792cm">
              <text:p/>
            </draw:line>
            <draw:line draw:style-name="gr170" draw:text-style-name="P11" draw:layer="图标" svg:x1="16.683cm" svg:y1="13.792cm" svg:x2="16.585cm" svg:y2="13.735cm">
              <text:p/>
            </draw:line>
            <draw:line draw:style-name="gr171" draw:text-style-name="P11" draw:layer="图标" svg:x1="16.782cm" svg:y1="13.736cm" svg:x2="16.684cm" svg:y2="13.679cm">
              <text:p/>
            </draw:line>
            <draw:line draw:style-name="gr172" draw:text-style-name="P11" draw:layer="图标" svg:x1="16.83cm" svg:y1="13.82cm" svg:x2="16.732cm" svg:y2="13.763cm">
              <text:p/>
            </draw:line>
            <draw:line draw:style-name="gr173" draw:text-style-name="P11" draw:layer="图标" svg:x1="16.929cm" svg:y1="13.764cm" svg:x2="16.831cm" svg:y2="13.707cm">
              <text:p/>
            </draw:line>
            <draw:line draw:style-name="gr174" draw:text-style-name="P11" draw:layer="图标" svg:x1="16.879cm" svg:y1="13.679cm" svg:x2="16.781cm" svg:y2="13.622cm">
              <text:p/>
            </draw:line>
            <draw:line draw:style-name="gr175" draw:text-style-name="P11" draw:layer="图标" svg:x1="16.977cm" svg:y1="13.622cm" svg:x2="16.879cm" svg:y2="13.565cm">
              <text:p/>
            </draw:line>
            <draw:line draw:style-name="gr176" draw:text-style-name="P11" draw:layer="图标" svg:x1="17.076cm" svg:y1="13.565cm" svg:x2="16.978cm" svg:y2="13.508cm">
              <text:p/>
            </draw:line>
            <draw:line draw:style-name="gr177" draw:text-style-name="P11" draw:layer="图标" svg:x1="17.174cm" svg:y1="13.509cm" svg:x2="17.076cm" svg:y2="13.452cm">
              <text:p/>
            </draw:line>
            <draw:line draw:style-name="gr178" draw:text-style-name="P11" draw:layer="图标" svg:x1="17.321cm" svg:y1="13.537cm" svg:x2="17.223cm" svg:y2="13.48cm">
              <text:p/>
            </draw:line>
            <draw:line draw:style-name="gr179" draw:text-style-name="P11" draw:layer="图标" svg:x1="17.272cm" svg:y1="13.452cm" svg:x2="17.174cm" svg:y2="13.395cm">
              <text:p/>
            </draw:line>
            <draw:line draw:style-name="gr180" draw:text-style-name="P11" draw:layer="图标" svg:x1="17.419cm" svg:y1="13.48cm" svg:x2="17.321cm" svg:y2="13.423cm">
              <text:p/>
            </draw:line>
            <draw:line draw:style-name="gr181" draw:text-style-name="P11" draw:layer="图标" svg:x1="16.634cm" svg:y1="13.934cm" svg:x2="16.536cm" svg:y2="13.877cm">
              <text:p/>
            </draw:line>
            <draw:line draw:style-name="gr182" draw:text-style-name="P11" draw:layer="图标" svg:x1="16.732cm" svg:y1="13.877cm" svg:x2="16.634cm" svg:y2="13.82cm">
              <text:p/>
            </draw:line>
            <draw:polygon draw:style-name="gr183" draw:text-style-name="P9" draw:layer="图标" svg:width="1.373cm" svg:height="0.935cm" svg:x="16.732cm" svg:y="13.565cm" svg:viewBox="0 0 1374 936" draw:points="1374,142 1374,0 0,794 0,936">
              <text:p/>
            </draw:polygon>
            <draw:polygon draw:style-name="gr184" draw:text-style-name="P10" draw:layer="图标" svg:width="2.354cm" svg:height="2.75cm" svg:x="15.751cm" svg:y="11.75cm" svg:viewBox="0 0 2355 2751" draw:points="1374,0 0,794 0,2042 49,2070 49,2212 981,2751 2355,1957 2355,1815 1423,1276 1423,29">
              <text:p/>
            </draw:polygon>
            <draw:polygon draw:style-name="gr185" draw:text-style-name="P18" draw:layer="图标" svg:width="0.588cm" svg:height="0.339cm" svg:x="16.928cm" svg:y="13.65cm" svg:viewBox="0 0 589 340" draw:points="589,142 344,0 0,199 245,340">
              <text:p/>
            </draw:polygon>
            <draw:line draw:style-name="gr186" draw:text-style-name="P11" draw:layer="图标" svg:x1="16.34cm" svg:y1="13.877cm" svg:x2="16.242cm" svg:y2="13.82cm">
              <text:p/>
            </draw:line>
            <draw:line draw:style-name="gr187" draw:text-style-name="P11" draw:layer="图标" svg:x1="16.487cm" svg:y1="13.906cm" svg:x2="16.389cm" svg:y2="13.849cm">
              <text:p/>
            </draw:line>
          </draw:g>
        </draw:g>
        <draw:g draw:style-name="gr5">
          <draw:glue-point draw:id="4" svg:x="-4.569cm" svg:y="-0.807cm"/>
          <draw:glue-point draw:id="5" svg:x="-2.019cm" svg:y="-2.249cm"/>
          <draw:glue-point draw:id="6" svg:x="0.774cm" svg:y="-3.851cm"/>
          <draw:glue-point draw:id="7" svg:x="2.306cm" svg:y="-2.79cm"/>
          <draw:glue-point draw:id="8" svg:x="4.6cm" svg:y="-1.194cm"/>
          <draw:glue-point draw:id="9" svg:x="4.527cm" svg:y="0.447cm"/>
          <draw:glue-point draw:id="10" svg:x="4.331cm" svg:y="2.162cm"/>
          <draw:glue-point draw:id="11" svg:x="2.178cm" svg:y="3.384cm"/>
          <draw:glue-point draw:id="12" svg:x="-0.854cm" svg:y="4.893cm"/>
          <draw:glue-point draw:id="13" svg:x="-2.928cm" svg:y="3.724cm"/>
          <draw:glue-point draw:id="14" svg:x="-4.783cm" svg:y="0.894cm"/>
          <draw:path draw:style-name="gr188" draw:text-style-name="P6" draw:layer="图标" svg:width="0.504cm" svg:height="0.29cm" draw:transform="rotate (2.05128546986894) translate (8.44000894603237cm 10.4997817962766cm)" svg:viewBox="0 0 505 291" svg:d="M0 291c87 0 505-127 505-181 0-55-32-73-126-110 0 55-379 200-379 291z">
            <text:p/>
          </draw:path>
          <draw:g draw:style-name="gr7">
            <draw:polygon draw:style-name="gr189" draw:text-style-name="P7" draw:layer="图标" svg:width="0.176cm" svg:height="0.714cm" draw:transform="skewX (0.00279252680319093) rotate (2.05215813449493) translate (8.19822167501724cm 10.8983191421167cm)" svg:viewBox="0 0 177 715" draw:points="0,613 0,0 177,102 177,715">
              <text:p/>
            </draw:polygon>
            <draw:polygon draw:style-name="gr190" draw:text-style-name="P14" draw:layer="图标" svg:width="0.442cm" svg:height="0.867cm" draw:transform="skewX (-0.00122173047639605) rotate (2.04866747599094) translate (7.98084996591535cm 10.8124789993584cm)" svg:viewBox="0 0 443 868" draw:points="0,868 0,255 443,0 442,613">
              <text:p/>
            </draw:polygon>
            <draw:polygon draw:style-name="gr191" draw:text-style-name="P8" draw:layer="图标" svg:width="0.618cm" svg:height="0.356cm" draw:transform="skewX (0.00279252680319089) rotate (2.05111093694374) translate (7.97228951972151cm 11.0151108241705cm)" svg:viewBox="0 0 619 357" draw:points="177,357 0,254 442,0 619,102">
              <text:p/>
            </draw:polygon>
            <draw:polygon draw:style-name="gr192" draw:text-style-name="P10" draw:layer="图标" svg:width="0.618cm" svg:height="0.968cm" draw:transform="skewX (0.00209439510239314) rotate (2.05111093694374) translate (7.97237156208326cm 11.015268291853cm)" svg:viewBox="0 0 619 969" draw:points="0,867 0,254 442,0 619,102 619,715 177,969">
              <text:p/>
            </draw:polygon>
            <draw:polygon draw:style-name="gr193" draw:text-style-name="P19" draw:layer="图标" svg:width="0.131cm" svg:height="0.076cm" draw:transform="rotate (2.04796934429015) translate (7.83138884831438cm 10.6901071954081cm)" svg:viewBox="0 0 132 77" draw:points="0,51 88,0 132,25 44,77">
              <text:p/>
            </draw:polygon>
            <draw:polygon draw:style-name="gr194" draw:text-style-name="P20" draw:layer="图标" svg:width="0.088cm" svg:height="0.586cm" draw:transform="skewX (0.0050614548307836) rotate (2.05477612837292) translate (8.23459405201248cm 10.8300277914048cm)" svg:viewBox="0 0 89 587" draw:points="0,536 0,0 89,51 88,587">
              <text:p/>
            </draw:polygon>
            <draw:polygon draw:style-name="gr195" draw:text-style-name="P19" draw:layer="图标" svg:width="0.176cm" svg:height="0.101cm" draw:transform="rotate (2.05215813449493) translate (7.93928027048711cm 10.7589288372632cm)" svg:viewBox="0 0 177 102" draw:points="0,51 89,0 177,51 88,102">
              <text:p/>
            </draw:polygon>
            <draw:polygon draw:style-name="gr196" draw:text-style-name="P19" draw:layer="图标" svg:width="0.131cm" svg:height="0.075cm" draw:transform="rotate (2.04796934429015) translate (8.02621800931182cm 10.7882346150736cm)" svg:viewBox="0 0 132 76" draw:points="0,26 44,0 132,51 88,76">
              <text:p/>
            </draw:polygon>
            <draw:polygon draw:style-name="gr197" draw:text-style-name="P19" draw:layer="图标" svg:width="0.132cm" svg:height="0.075cm" draw:transform="rotate (2.04796934429015) translate (8.10094601195645cm 10.8493399070959cm)" svg:viewBox="0 0 133 76" draw:points="0,38 66,0 133,38 66,76">
              <text:p/>
            </draw:polygon>
            <draw:polygon draw:style-name="gr198" draw:text-style-name="P21" draw:layer="图标" svg:width="0.022cm" svg:height="0.05cm" draw:transform="skewX (0.0195476876223365) rotate (2.05529972714852) translate (8.65469731573944cm 10.5868891754329cm)" svg:viewBox="0 0 23 51" draw:points="1,38 0,0 22,13 23,51">
              <text:p/>
            </draw:polygon>
            <draw:polygon draw:style-name="gr199" draw:text-style-name="P22" draw:layer="图标" svg:width="0.021cm" svg:height="0.05cm" draw:transform="skewX (-0.0195476876223364) rotate (2.03453030904979) translate (8.59820907865258cm 10.6163929068532cm)" svg:viewBox="0 0 22 51" draw:points="0,38 0,0 22,12 22,51">
              <text:p/>
            </draw:polygon>
          </draw:g>
        </draw:g>
        <draw:g draw:style-name="gr5">
          <draw:glue-point draw:id="4" svg:x="-4.473cm" svg:y="-1.29cm"/>
          <draw:glue-point draw:id="5" svg:x="-4.122cm" svg:y="-0.967cm"/>
          <draw:glue-point draw:id="6" svg:x="-3.771cm" svg:y="-0.483cm"/>
          <draw:glue-point draw:id="7" svg:x="-4.122cm" svg:y="-0.806cm"/>
          <draw:glue-point draw:id="8" svg:x="-4.473cm" svg:y="-1.129cm"/>
          <draw:glue-point draw:id="9" svg:x="-4.473cm" svg:y="-1.129cm"/>
          <draw:glue-point draw:id="10" svg:x="-3.42cm" svg:y="-0.161cm"/>
          <draw:glue-point draw:id="11" svg:x="-2.894cm" svg:y="0.322cm"/>
          <draw:glue-point draw:id="12" svg:x="-2.543cm" svg:y="0.645cm"/>
          <draw:glue-point draw:id="13" svg:x="-2.192cm" svg:y="0.967cm"/>
          <draw:glue-point draw:id="14" svg:x="-1.841cm" svg:y="1.29cm"/>
          <draw:glue-point draw:id="15" svg:x="-1.315cm" svg:y="1.774cm"/>
          <draw:glue-point draw:id="16" svg:x="-0.964cm" svg:y="2.096cm"/>
          <draw:glue-point draw:id="17" svg:x="-0.613cm" svg:y="2.419cm"/>
          <draw:glue-point draw:id="18" svg:x="-0.262cm" svg:y="2.741cm"/>
          <draw:glue-point draw:id="19" svg:x="-2.017cm" svg:y="-5cm"/>
          <draw:glue-point draw:id="20" svg:x="4.123cm" svg:y="1.451cm"/>
          <draw:glue-point draw:id="21" svg:x="-4.999cm" svg:y="-2.096cm"/>
          <draw:glue-point draw:id="22" svg:x="-2.017cm" svg:y="1.451cm"/>
          <draw:glue-point draw:id="23" svg:x="0.789cm" svg:y="-2.419cm"/>
          <draw:glue-point draw:id="24" svg:x="-3.245cm" svg:y="-3.87cm"/>
          <draw:glue-point draw:id="25" svg:x="3.07cm" svg:y="3.225cm"/>
          <draw:glue-point draw:id="26" svg:x="4.123cm" svg:y="0.645cm"/>
          <draw:glue-point draw:id="27" svg:x="-4.318cm" svg:y="-1.875cm"/>
          <draw:glue-point draw:id="28" svg:x="-4.318cm" svg:y="-1.25cm"/>
          <draw:glue-point draw:id="29" svg:x="-4.148cm" svg:y="-1.562cm"/>
          <draw:glue-point draw:id="30" svg:x="-3.978cm" svg:y="-0.937cm"/>
          <draw:glue-point draw:id="31" svg:x="-3.637cm" svg:y="-1.25cm"/>
          <draw:glue-point draw:id="32" svg:x="-3.637cm" svg:y="-0.468cm"/>
          <draw:glue-point draw:id="33" svg:x="-3.298cm" svg:y="-0.937cm"/>
          <draw:glue-point draw:id="34" svg:x="-3.298cm" svg:y="-0.312cm"/>
          <draw:glue-point draw:id="35" svg:x="-2.787cm" svg:y="-0.312cm"/>
          <draw:glue-point draw:id="36" svg:x="-2.787cm" svg:y="0.312cm"/>
          <draw:glue-point draw:id="37" svg:x="-2.447cm" svg:y="0cm"/>
          <draw:glue-point draw:id="38" svg:x="-2.447cm" svg:y="0.781cm"/>
          <draw:glue-point draw:id="39" svg:x="-2.106cm" svg:y="0.312cm"/>
          <draw:glue-point draw:id="40" svg:x="-2.106cm" svg:y="0.937cm"/>
          <draw:glue-point draw:id="41" svg:x="-1.767cm" svg:y="0.468cm"/>
          <draw:glue-point draw:id="42" svg:x="-1.767cm" svg:y="1.25cm"/>
          <draw:glue-point draw:id="43" svg:x="-1.256cm" svg:y="1.093cm"/>
          <draw:glue-point draw:id="44" svg:x="-1.256cm" svg:y="1.718cm"/>
          <draw:glue-point draw:id="45" svg:x="-0.915cm" svg:y="1.406cm"/>
          <draw:glue-point draw:id="46" svg:x="-0.405cm" svg:y="1.718cm"/>
          <draw:glue-point draw:id="47" svg:x="-0.575cm" svg:y="2.343cm"/>
          <draw:glue-point draw:id="48" svg:x="-0.064cm" svg:y="2.031cm"/>
          <draw:glue-point draw:id="49" svg:x="-0.064cm" svg:y="2.812cm"/>
          <draw:glue-point draw:id="50" svg:x="-0.575cm" svg:y="-0.312cm"/>
          <draw:path draw:style-name="gr200" draw:text-style-name="P6" draw:layer="图标" svg:width="1.025cm" svg:height="0.823cm" svg:x="9.974cm" svg:y="7.926cm" svg:viewBox="0 0 1026 824" svg:d="M0 824c156 0 1026-329 1026-494s-413-330-570-330c0 99-456 692-456 824z">
            <text:p/>
          </draw:path>
          <draw:g draw:style-name="gr7">
            <draw:polygon draw:style-name="gr201" draw:text-style-name="P7" draw:layer="图标" svg:width="1.995cm" svg:height="1.483cm" svg:x="7.864cm" svg:y="7.201cm" svg:viewBox="0 0 1996 1484" draw:points="0,330 0,0 1996,1154 1996,1484">
              <text:p/>
            </draw:polygon>
            <draw:polygon draw:style-name="gr202" draw:text-style-name="P14" draw:layer="图标" svg:width="0.854cm" svg:height="0.823cm" svg:x="9.86cm" svg:y="7.86cm" svg:viewBox="0 0 855 824" draw:points="0,824 0,495 855,0 855,330">
              <text:p/>
            </draw:polygon>
            <draw:polygon draw:style-name="gr203" draw:text-style-name="P8" draw:layer="图标" svg:width="2.85cm" svg:height="1.647cm" svg:x="7.864cm" svg:y="6.706cm" svg:viewBox="0 0 2851 1648" draw:points="1996,1648 0,495 855,0 2851,1154">
              <text:p/>
            </draw:polygon>
            <draw:polygon draw:style-name="gr204" draw:text-style-name="P23" draw:layer="图标" svg:width="0.113cm" svg:height="0.197cm" svg:x="9.632cm" svg:y="8.321cm" svg:viewBox="0 0 114 198" draw:points="0,132 0,0 114,66 114,198">
              <text:p/>
            </draw:polygon>
            <draw:polygon draw:style-name="gr205" draw:text-style-name="P7" draw:layer="图标" svg:width="0.113cm" svg:height="0.395cm" svg:x="7.75cm" svg:y="7.134cm" svg:viewBox="0 0 114 396" draw:points="0,330 0,0 114,66 114,396">
              <text:p/>
            </draw:polygon>
            <draw:polygon draw:style-name="gr206" draw:text-style-name="P7" draw:layer="图标" svg:width="0.113cm" svg:height="0.395cm" svg:x="9.86cm" svg:y="8.354cm" svg:viewBox="0 0 114 396" draw:points="0,330 0,0 114,66 114,396">
              <text:p/>
            </draw:polygon>
            <draw:polygon draw:style-name="gr207" draw:text-style-name="P10" draw:layer="图标" svg:width="2.964cm" svg:height="2.043cm" svg:x="7.75cm" svg:y="6.706cm" svg:viewBox="0 0 2965 2044" draw:points="0,758 0,428 114,495 969,0 2965,1154 2965,1484 2224,1912 2224,2044">
              <text:p/>
            </draw:polygon>
            <draw:polygon draw:style-name="gr208" draw:text-style-name="P24" draw:layer="图标" svg:width="0.056cm" svg:height="0.098cm" svg:x="7.921cm" svg:y="7.431cm" svg:viewBox="0 0 57 99" draw:points="0,66 0,0 57,33 57,99">
              <text:p/>
            </draw:polygon>
            <draw:polygon draw:style-name="gr209" draw:text-style-name="P24" draw:layer="图标" svg:width="0.056cm" svg:height="0.098cm" svg:x="7.921cm" svg:y="7.3cm" svg:viewBox="0 0 57 99" draw:points="0,66 0,0 57,33 57,99">
              <text:p/>
            </draw:polygon>
            <draw:polygon draw:style-name="gr210" draw:text-style-name="P24" draw:layer="图标" svg:width="0.056cm" svg:height="0.098cm" svg:x="8.035cm" svg:y="7.497cm" svg:viewBox="0 0 57 99" draw:points="0,66 0,0 57,33 57,99">
              <text:p/>
            </draw:polygon>
            <draw:polygon draw:style-name="gr211" draw:text-style-name="P24" draw:layer="图标" svg:width="0.056cm" svg:height="0.098cm" svg:x="8.035cm" svg:y="7.365cm" svg:viewBox="0 0 57 99" draw:points="0,66 0,0 57,33 57,99">
              <text:p/>
            </draw:polygon>
            <draw:polygon draw:style-name="gr212" draw:text-style-name="P24" draw:layer="图标" svg:width="0.056cm" svg:height="0.098cm" svg:x="8.149cm" svg:y="7.563cm" svg:viewBox="0 0 57 99" draw:points="0,66 0,0 57,33 57,99">
              <text:p/>
            </draw:polygon>
            <draw:polygon draw:style-name="gr213" draw:text-style-name="P24" draw:layer="图标" svg:width="0.056cm" svg:height="0.098cm" svg:x="8.149cm" svg:y="7.431cm" svg:viewBox="0 0 57 99" draw:points="0,66 0,0 57,33 57,99">
              <text:p/>
            </draw:polygon>
            <draw:polygon draw:style-name="gr214" draw:text-style-name="P24" draw:layer="图标" svg:width="0.056cm" svg:height="0.098cm" svg:x="8.263cm" svg:y="7.629cm" svg:viewBox="0 0 57 99" draw:points="0,66 0,0 57,33 57,99">
              <text:p/>
            </draw:polygon>
            <draw:polygon draw:style-name="gr215" draw:text-style-name="P24" draw:layer="图标" svg:width="0.056cm" svg:height="0.098cm" svg:x="8.263cm" svg:y="7.497cm" svg:viewBox="0 0 57 99" draw:points="0,66 0,0 57,33 57,99">
              <text:p/>
            </draw:polygon>
            <draw:polygon draw:style-name="gr216" draw:text-style-name="P24" draw:layer="图标" svg:width="0.056cm" svg:height="0.098cm" svg:x="8.434cm" svg:y="7.728cm" svg:viewBox="0 0 57 99" draw:points="0,66 0,0 57,33 57,99">
              <text:p/>
            </draw:polygon>
            <draw:polygon draw:style-name="gr217" draw:text-style-name="P24" draw:layer="图标" svg:width="0.056cm" svg:height="0.098cm" svg:x="8.434cm" svg:y="7.596cm" svg:viewBox="0 0 57 99" draw:points="0,66 0,0 57,33 57,99">
              <text:p/>
            </draw:polygon>
            <draw:polygon draw:style-name="gr218" draw:text-style-name="P24" draw:layer="图标" svg:width="0.056cm" svg:height="0.098cm" svg:x="8.548cm" svg:y="7.794cm" svg:viewBox="0 0 57 99" draw:points="0,66 0,0 57,33 57,99">
              <text:p/>
            </draw:polygon>
            <draw:polygon draw:style-name="gr219" draw:text-style-name="P24" draw:layer="图标" svg:width="0.056cm" svg:height="0.098cm" svg:x="8.548cm" svg:y="7.662cm" svg:viewBox="0 0 57 99" draw:points="0,66 0,0 57,33 57,99">
              <text:p/>
            </draw:polygon>
            <draw:polygon draw:style-name="gr220" draw:text-style-name="P24" draw:layer="图标" svg:width="0.056cm" svg:height="0.098cm" svg:x="8.662cm" svg:y="7.86cm" svg:viewBox="0 0 57 99" draw:points="0,66 0,0 57,33 57,99">
              <text:p/>
            </draw:polygon>
            <draw:polygon draw:style-name="gr221" draw:text-style-name="P24" draw:layer="图标" svg:width="0.056cm" svg:height="0.098cm" svg:x="8.662cm" svg:y="7.728cm" svg:viewBox="0 0 57 99" draw:points="0,66 0,0 57,33 57,99">
              <text:p/>
            </draw:polygon>
            <draw:polygon draw:style-name="gr222" draw:text-style-name="P24" draw:layer="图标" svg:width="0.056cm" svg:height="0.098cm" svg:x="8.776cm" svg:y="7.926cm" svg:viewBox="0 0 57 99" draw:points="0,66 0,0 57,33 57,99">
              <text:p/>
            </draw:polygon>
            <draw:polygon draw:style-name="gr223" draw:text-style-name="P24" draw:layer="图标" svg:width="0.056cm" svg:height="0.098cm" svg:x="8.776cm" svg:y="7.794cm" svg:viewBox="0 0 57 99" draw:points="0,66 0,0 57,33 57,99">
              <text:p/>
            </draw:polygon>
            <draw:polygon draw:style-name="gr224" draw:text-style-name="P24" draw:layer="图标" svg:width="0.056cm" svg:height="0.098cm" svg:x="8.948cm" svg:y="8.024cm" svg:viewBox="0 0 57 99" draw:points="0,66 0,0 57,33 57,99">
              <text:p/>
            </draw:polygon>
            <draw:polygon draw:style-name="gr225" draw:text-style-name="P24" draw:layer="图标" svg:width="0.056cm" svg:height="0.098cm" svg:x="8.948cm" svg:y="7.893cm" svg:viewBox="0 0 57 99" draw:points="0,66 0,0 57,33 57,99">
              <text:p/>
            </draw:polygon>
            <draw:polygon draw:style-name="gr226" draw:text-style-name="P24" draw:layer="图标" svg:width="0.056cm" svg:height="0.098cm" svg:x="9.062cm" svg:y="8.091cm" svg:viewBox="0 0 57 99" draw:points="0,66 0,0 57,33 57,99">
              <text:p/>
            </draw:polygon>
            <draw:polygon draw:style-name="gr227" draw:text-style-name="P24" draw:layer="图标" svg:width="0.056cm" svg:height="0.098cm" svg:x="9.062cm" svg:y="7.959cm" svg:viewBox="0 0 57 99" draw:points="0,66 0,0 57,33 57,99">
              <text:p/>
            </draw:polygon>
            <draw:polygon draw:style-name="gr228" draw:text-style-name="P24" draw:layer="图标" svg:width="0.056cm" svg:height="0.098cm" svg:x="9.176cm" svg:y="8.156cm" svg:viewBox="0 0 57 99" draw:points="0,66 0,0 57,33 57,99">
              <text:p/>
            </draw:polygon>
            <draw:polygon draw:style-name="gr229" draw:text-style-name="P24" draw:layer="图标" svg:width="0.056cm" svg:height="0.098cm" svg:x="9.176cm" svg:y="8.024cm" svg:viewBox="0 0 57 99" draw:points="0,66 0,0 57,33 57,99">
              <text:p/>
            </draw:polygon>
            <draw:polygon draw:style-name="gr230" draw:text-style-name="P24" draw:layer="图标" svg:width="0.056cm" svg:height="0.098cm" svg:x="9.29cm" svg:y="8.222cm" svg:viewBox="0 0 57 99" draw:points="0,66 0,0 57,33 57,99">
              <text:p/>
            </draw:polygon>
            <draw:polygon draw:style-name="gr231" draw:text-style-name="P24" draw:layer="图标" svg:width="0.056cm" svg:height="0.098cm" svg:x="9.29cm" svg:y="8.091cm" svg:viewBox="0 0 57 99" draw:points="0,66 0,0 57,33 57,99">
              <text:p/>
            </draw:polygon>
          </draw:g>
        </draw:g>
        <draw:g draw:style-name="gr5">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232" draw:text-style-name="P6" draw:layer="图标" svg:width="0.926cm" svg:height="0.579cm" svg:x="10.323cm" svg:y="5.859cm" svg:viewBox="0 0 927 580" svg:d="M0 580c212 0 927-223 927-401 0-179-77-179-154-179 0 134-773 402-773 580z">
            <text:p/>
          </draw:path>
          <draw:g draw:style-name="gr7">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233" draw:text-style-name="P14" draw:layer="图标" svg:width="0.772cm" svg:height="0.759cm" svg:x="10.323cm" svg:y="5.68cm" svg:viewBox="0 0 773 760" draw:points="0,760 0,447 773,0 773,313">
              <text:p/>
            </draw:polygon>
            <draw:polygon draw:style-name="gr234" draw:text-style-name="P8" draw:layer="图标" svg:width="1.93cm" svg:height="1.116cm" svg:x="9.164cm" svg:y="5.011cm" svg:viewBox="0 0 1931 1117" draw:points="1159,1117 0,447 773,0 1931,670">
              <text:p/>
            </draw:polygon>
            <draw:polygon draw:style-name="gr235" draw:text-style-name="P7" draw:layer="图标" svg:width="1.158cm" svg:height="0.982cm" svg:x="9.164cm" svg:y="5.457cm" svg:viewBox="0 0 1159 983" draw:points="0,313 0,0 1159,670 1159,983">
              <text:p/>
            </draw:polygon>
            <draw:polygon draw:style-name="gr236" draw:text-style-name="P10" draw:layer="图标" svg:width="1.93cm" svg:height="1.428cm" svg:x="9.164cm" svg:y="5.011cm" svg:viewBox="0 0 1931 1429" draw:points="0,760 0,447 773,0 1931,670 1931,983 1159,1429">
              <text:p/>
            </draw:polygon>
            <draw:polygon draw:style-name="gr237" draw:text-style-name="P15" draw:layer="图标" svg:width="0.076cm" svg:height="0.178cm" svg:x="10.091cm" svg:y="6.082cm" svg:viewBox="0 0 77 179" draw:points="0,134 0,0 77,45 77,179">
              <text:p/>
            </draw:polygon>
            <draw:polygon draw:style-name="gr238" draw:text-style-name="P25" draw:layer="图标" svg:width="0.076cm" svg:height="0.848cm" svg:x="10.014cm" svg:y="4.251cm" svg:viewBox="0 0 77 849" draw:points="0,804 0,0 77,0 77,849">
              <text:p/>
            </draw:polygon>
            <draw:polygon draw:style-name="gr239" draw:text-style-name="P25" draw:layer="图标" svg:width="0.076cm" svg:height="0.848cm" svg:x="10.941cm" svg:y="4.787cm" svg:viewBox="0 0 77 849" draw:points="0,804 0,0 77,0 77,849">
              <text:p/>
            </draw:polygon>
          </draw:g>
        </draw:g>
        <draw:g draw:style-name="gr5">
          <draw:glue-point draw:id="4" svg:x="-1.497cm" svg:y="-4.032cm"/>
          <draw:glue-point draw:id="5" svg:x="1.751cm" svg:y="0.806cm"/>
          <draw:glue-point draw:id="6" svg:x="-5.239cm" svg:y="-1.451cm"/>
          <draw:glue-point draw:id="7" svg:x="-2.309cm" svg:y="3.709cm"/>
          <draw:glue-point draw:id="8" svg:x="-3.934cm" svg:y="-5cm"/>
          <draw:glue-point draw:id="9" svg:x="-5.239cm" svg:y="2.741cm"/>
          <draw:path draw:style-name="gr240" draw:text-style-name="P6" draw:layer="图标" svg:width="0.309cm" svg:height="0.299cm" svg:x="13.549cm" svg:y="3.701cm" svg:viewBox="0 0 310 300" svg:d="M5 300c73-4 175-4 278-63 102-60-103-237-205-237 0 0-102 302-73 300z">
            <text:p/>
          </draw:path>
          <draw:g draw:style-name="gr7">
            <draw:polygon draw:style-name="gr241" draw:text-style-name="P26" draw:layer="图标" svg:width="0.531cm" svg:height="1.316cm" svg:x="13cm" svg:y="2.68cm" svg:viewBox="0 0 532 1317" draw:points="0,1010 0,0 532,308 532,1317">
              <text:p/>
            </draw:polygon>
            <draw:polygon draw:style-name="gr242" draw:text-style-name="P12" draw:layer="图标" svg:width="0.378cm" svg:height="0.921cm" svg:x="13.076cm" svg:y="2.812cm" svg:viewBox="0 0 379 922" draw:points="0,702 0,0 379,220 379,922">
              <text:p/>
            </draw:polygon>
            <draw:polygon draw:style-name="gr243" draw:text-style-name="P27" draw:layer="图标" svg:width="0.607cm" svg:height="0.35cm" svg:x="13cm" svg:y="2.636cm" svg:viewBox="0 0 608 351" draw:points="532,351 0,44 76,0 608,308">
              <text:p/>
            </draw:polygon>
            <draw:polygon draw:style-name="gr244" draw:text-style-name="P28" draw:layer="图标" svg:width="0.075cm" svg:height="1.052cm" svg:x="13.532cm" svg:y="2.944cm" svg:viewBox="0 0 76 1053" draw:points="0,1053 0,44 76,0 76,1010">
              <text:p/>
            </draw:polygon>
            <draw:polygon draw:style-name="gr245" draw:text-style-name="P10" draw:layer="图标" svg:width="0.607cm" svg:height="1.36cm" svg:x="13cm" svg:y="2.636cm" svg:viewBox="0 0 608 1361" draw:points="76,0 608,308 608,1317 532,1361 0,1053 0,44">
              <text:p/>
            </draw:polygon>
            <draw:line draw:style-name="gr246" draw:text-style-name="P11" draw:layer="图标" svg:x1="13.152cm" svg:y1="3.646cm" svg:x2="13.38cm" svg:y2="3.778cm">
              <text:p/>
            </draw:line>
          </draw:g>
        </draw:g>
        <draw:g draw:style-name="gr5">
          <draw:glue-point draw:id="4" svg:x="-1.497cm" svg:y="-4.032cm"/>
          <draw:glue-point draw:id="5" svg:x="1.751cm" svg:y="0.806cm"/>
          <draw:glue-point draw:id="6" svg:x="-5.239cm" svg:y="-1.451cm"/>
          <draw:glue-point draw:id="7" svg:x="-2.309cm" svg:y="3.709cm"/>
          <draw:glue-point draw:id="8" svg:x="-3.934cm" svg:y="-5cm"/>
          <draw:glue-point draw:id="9" svg:x="-5.239cm" svg:y="2.741cm"/>
          <draw:path draw:style-name="gr247" draw:text-style-name="P6" draw:layer="图标" svg:width="0.552cm" svg:height="0.264cm" svg:x="13.197cm" svg:y="6.373cm" svg:viewBox="0 0 553 265" svg:d="M0 265c199 0 392-57 490-114 98-56 94-151-105-151 7 38-385 265-385 265z">
            <text:p/>
          </draw:path>
          <draw:g draw:style-name="gr7">
            <draw:polygon draw:style-name="gr248" draw:text-style-name="P9" draw:layer="图标" svg:width="0.508cm" svg:height="1.26cm" svg:x="13.073cm" svg:y="5.49cm" svg:viewBox="0 0 509 1261" draw:points="509,967 509,0 0,294 0,1261">
              <text:p/>
            </draw:polygon>
            <draw:polygon draw:style-name="gr249" draw:text-style-name="P12" draw:layer="图标" svg:width="0.362cm" svg:height="0.882cm" svg:x="13.146cm" svg:y="5.617cm" svg:viewBox="0 0 363 883" draw:points="363,672 363,0 0,210 0,883">
              <text:p/>
            </draw:polygon>
            <draw:polygon draw:style-name="gr250" draw:text-style-name="P8" draw:layer="图标" svg:width="0.581cm" svg:height="0.335cm" svg:x="13cm" svg:y="5.448cm" svg:viewBox="0 0 582 336" draw:points="73,336 582,42 509,0 0,294">
              <text:p/>
            </draw:polygon>
            <draw:polygon draw:style-name="gr251" draw:text-style-name="P7" draw:layer="图标" svg:width="0.072cm" svg:height="1.007cm" svg:x="13cm" svg:y="5.743cm" svg:viewBox="0 0 73 1008" draw:points="73,1008 73,42 0,0 0,967">
              <text:p/>
            </draw:polygon>
            <draw:polygon draw:style-name="gr252" draw:text-style-name="P10" draw:layer="图标" svg:width="0.581cm" svg:height="1.302cm" svg:x="13cm" svg:y="5.448cm" svg:viewBox="0 0 582 1303" draw:points="509,0 0,294 0,1261 73,1303 582,1008 582,42">
              <text:p/>
            </draw:polygon>
            <draw:line draw:style-name="gr253" draw:text-style-name="P11" draw:layer="图标" svg:x1="13.436cm" svg:y1="6.415cm" svg:x2="13.218cm" svg:y2="6.541cm">
              <text:p/>
            </draw:line>
          </draw:g>
        </draw:g>
        <draw:g draw:style-name="gr5">
          <draw:glue-point draw:id="4" svg:x="1.963cm" svg:y="1.206cm"/>
          <draw:glue-point draw:id="5" svg:x="-4.998cm" svg:y="-0.517cm"/>
          <draw:glue-point draw:id="6" svg:x="-1.02cm" svg:y="-4.137cm"/>
          <draw:glue-point draw:id="7" svg:x="-2.014cm" svg:y="3.965cm"/>
          <draw:glue-point draw:id="8" svg:x="-4.004cm" svg:y="-5cm"/>
          <draw:path draw:style-name="gr254" draw:text-style-name="P6" draw:layer="图标" svg:width="0.289cm" svg:height="0.214cm" svg:x="14.961cm" svg:y="6.085cm" svg:viewBox="0 0 290 215" svg:d="M0 215c123 0 290-86 290-137 0-52-44-78-134-78 0 78-156 215-156 215z">
            <text:p/>
          </draw:path>
          <draw:g draw:style-name="gr7">
            <draw:polygon draw:style-name="gr255" draw:text-style-name="P9" draw:layer="图标" svg:width="0.536cm" svg:height="1.448cm" svg:x="14.58cm" svg:y="5.052cm" svg:viewBox="0 0 537 1449" draw:points="537,1139 537,0 0,310 0,1449">
              <text:p/>
            </draw:polygon>
            <draw:polygon draw:style-name="gr256" draw:text-style-name="P12" draw:layer="图标" svg:width="0.447cm" svg:height="1.293cm" svg:x="14.625cm" svg:y="5.129cm" svg:viewBox="0 0 448 1294" draw:points="448,1035 448,0 0,259 0,1294">
              <text:p/>
            </draw:polygon>
            <draw:polygon draw:style-name="gr257" draw:text-style-name="P8" draw:layer="图标" svg:width="0.586cm" svg:height="0.335cm" svg:x="14.53cm" svg:y="5.026cm" svg:viewBox="0 0 587 336" draw:points="50,336 587,26 537,0 0,310">
              <text:p/>
            </draw:polygon>
            <draw:polygon draw:style-name="gr258" draw:text-style-name="P7" draw:layer="图标" svg:width="0.049cm" svg:height="1.164cm" svg:x="14.53cm" svg:y="5.336cm" svg:viewBox="0 0 50 1165" draw:points="50,1165 50,26 0,0 0,1139">
              <text:p/>
            </draw:polygon>
            <draw:polygon draw:style-name="gr259" draw:text-style-name="P10" draw:layer="图标" svg:width="0.586cm" svg:height="1.474cm" svg:x="14.53cm" svg:y="5.026cm" svg:viewBox="0 0 587 1475" draw:points="537,0 0,310 0,1449 50,1475 587,1165 587,26">
              <text:p/>
            </draw:polygon>
          </draw:g>
        </draw:g>
        <draw:g draw:style-name="gr5">
          <draw:glue-point draw:id="4" svg:x="-0.908cm" svg:y="-3.053cm"/>
          <draw:glue-point draw:id="5" svg:x="-0.908cm" svg:y="2.787cm"/>
          <draw:glue-point draw:id="6" svg:x="3.674cm" svg:y="2.61cm"/>
          <draw:glue-point draw:id="7" svg:x="-4.999cm" svg:y="-2.699cm"/>
          <draw:glue-point draw:id="8" svg:x="-4.508cm" svg:y="-5cm"/>
          <draw:glue-point draw:id="9" svg:x="-0.559cm" svg:y="-2.826cm"/>
          <draw:glue-point draw:id="10" svg:x="3.741cm" svg:y="2.119cm"/>
          <draw:path draw:style-name="gr260" draw:text-style-name="P6" draw:layer="图标" svg:width="0.422cm" svg:height="0.222cm" svg:x="20.371cm" svg:y="8.197cm" svg:viewBox="0 0 423 223" svg:d="M0 223c313 0 289 0 385-55 97-56 0-168-194-168 0 0-193 223-191 223z">
            <text:p/>
          </draw:path>
          <draw:g draw:style-name="gr7">
            <draw:polygon draw:style-name="gr261" draw:text-style-name="P26" draw:layer="图标" svg:width="3.869cm" svg:height="5.807cm" svg:x="16.5cm" svg:y="2.612cm" svg:viewBox="0 0 3870 5808" draw:points="0,3574 0,0 3870,2234 3866,5808">
              <text:p/>
            </draw:polygon>
            <draw:polygon draw:style-name="gr262" draw:text-style-name="P12" draw:layer="图标" svg:width="3.675cm" svg:height="5.472cm" svg:x="16.597cm" svg:y="2.779cm" svg:viewBox="0 0 3676 5473" draw:points="0,3351 0,0 3676,2122 3676,5473">
              <text:p/>
            </draw:polygon>
            <draw:polygon draw:style-name="gr263" draw:text-style-name="P27" draw:layer="图标" svg:width="4.062cm" svg:height="2.345cm" svg:x="16.5cm" svg:y="2.5cm" svg:viewBox="0 0 4063 2346" draw:points="3870,2346 0,112 193,0 4063,2234">
              <text:p/>
            </draw:polygon>
            <draw:polygon draw:style-name="gr264" draw:text-style-name="P28" draw:layer="图标" svg:width="0.192cm" svg:height="3.685cm" svg:x="20.37cm" svg:y="4.734cm" svg:viewBox="0 0 193 3686" draw:points="0,3686 0,112 193,0 193,3574">
              <text:p/>
            </draw:polygon>
            <draw:polygon draw:style-name="gr265" draw:text-style-name="P10" draw:layer="图标" svg:width="4.062cm" svg:height="5.919cm" svg:x="16.5cm" svg:y="2.5cm" svg:viewBox="0 0 4063 5920" draw:points="193,0 4063,2234 4063,5808 3866,5920 0,3686 0,112">
              <text:p/>
            </draw:polygon>
          </draw:g>
        </draw:g>
        <draw:frame draw:style-name="gr1" draw:text-style-name="P2" draw:layer="文本" svg:width="2.432cm" svg:height="0.865cm" svg:x="2.25cm" svg:y="15.386cm">
          <draw:text-box>
            <text:p text:style-name="P1"><text:span text:style-name="T1">老</text:span><text:span text:style-name="T1">公</text:span><text:span text:style-name="T1">的</text:span><text:span text:style-name="T1">P</text:span><text:span text:style-name="T1">C</text:span></text:p>
          </draw:text-box>
        </draw:frame>
        <draw:frame draw:style-name="gr1" draw:text-style-name="P2" draw:layer="文本" svg:width="1.349cm" svg:height="0.865cm" svg:x="2.402cm" svg:y="6.886cm">
          <draw:text-box>
            <text:p text:style-name="P1"><text:span text:style-name="T1">光</text:span><text:span text:style-name="T1">猫</text:span></text:p>
          </draw:text-box>
        </draw:frame>
        <draw:frame draw:style-name="gr1" draw:text-style-name="P2" draw:layer="文本" svg:width="3.638cm" svg:height="0.865cm" svg:x="5.75cm" svg:y="5.886cm">
          <draw:text-box>
            <text:p text:style-name="P1"><text:span text:style-name="T1">2</text:span><text:span text:style-name="T1">4</text:span><text:span text:style-name="T1">口</text:span><text:span text:style-name="T1">千</text:span><text:span text:style-name="T1">兆</text:span><text:span text:style-name="T1">交</text:span><text:span text:style-name="T1">换</text:span><text:span text:style-name="T1">机</text:span></text:p>
          </draw:text-box>
        </draw:frame>
        <draw:frame draw:style-name="gr1" draw:text-style-name="P30" draw:layer="文本" svg:width="3.155cm" svg:height="1.479cm" svg:x="6.25cm" svg:y="10.75cm">
          <draw:text-box>
            <text:p text:style-name="P29"><text:span text:style-name="T1">香</text:span><text:span text:style-name="T1">橙</text:span><text:span text:style-name="T1">派</text:span><text:span text:style-name="T1">z</text:span><text:span text:style-name="T1">e</text:span><text:span text:style-name="T1">r</text:span><text:span text:style-name="T1">o</text:span><text:span text:style-name="T1">3</text:span></text:p>
            <text:p text:style-name="P29"><text:span text:style-name="T1">(</text:span><text:span text:style-name="T1">D</text:span><text:span text:style-name="T1">N</text:span><text:span text:style-name="T1">S</text:span><text:span text:style-name="T1">服</text:span><text:span text:style-name="T1">务</text:span><text:span text:style-name="T1">器</text:span><text:span text:style-name="T1">)</text:span></text:p>
          </draw:text-box>
        </draw:frame>
        <draw:frame draw:style-name="gr1" draw:text-style-name="P2" draw:layer="文本" svg:width="2.339cm" svg:height="0.865cm" svg:x="13.001cm" svg:y="15.386cm">
          <draw:text-box>
            <text:p text:style-name="P1"><text:span text:style-name="T1">窝</text:span><text:span text:style-name="T1">的</text:span><text:span text:style-name="T1">P</text:span><text:span text:style-name="T1">C</text:span><text:span text:style-name="T1"> </text:span><text:span text:style-name="T1">1</text:span></text:p>
          </draw:text-box>
        </draw:frame>
        <draw:frame draw:style-name="gr1" draw:text-style-name="P2" draw:layer="文本" svg:width="2.339cm" svg:height="0.865cm" svg:x="15.912cm" svg:y="14.501cm">
          <draw:text-box>
            <text:p text:style-name="P1"><text:span text:style-name="T1">窝</text:span><text:span text:style-name="T1">的</text:span><text:span text:style-name="T1">P</text:span><text:span text:style-name="T1">C</text:span><text:span text:style-name="T1"> </text:span><text:span text:style-name="T1">2</text:span></text:p>
          </draw:text-box>
        </draw:frame>
        <draw:frame draw:style-name="gr1" draw:text-style-name="P2" draw:layer="文本" svg:width="2.195cm" svg:height="0.865cm" svg:x="18.001cm" svg:y="8.136cm">
          <draw:text-box>
            <text:p text:style-name="P1"><text:span text:style-name="T1">小</text:span><text:span text:style-name="T1">米</text:span><text:span text:style-name="T1">电</text:span><text:span text:style-name="T1">视</text:span></text:p>
          </draw:text-box>
        </draw:frame>
        <draw:frame draw:style-name="gr1" draw:text-style-name="P2" draw:layer="文本" svg:width="2.619cm" svg:height="0.865cm" svg:x="12.882cm" svg:y="1.886cm">
          <draw:text-box>
            <text:p text:style-name="P1"><text:span text:style-name="T1">老</text:span><text:span text:style-name="T1">公</text:span><text:span text:style-name="T1">的</text:span><text:span text:style-name="T1">手</text:span><text:span text:style-name="T1">机</text:span></text:p>
          </draw:text-box>
        </draw:frame>
        <draw:frame draw:style-name="gr1" draw:text-style-name="P2" draw:layer="文本" svg:width="2.554cm" svg:height="0.865cm" svg:x="11.75cm" svg:y="6.636cm">
          <draw:text-box>
            <text:p text:style-name="P1"><text:span text:style-name="T1">窝的手</text:span><text:span text:style-name="T1">机</text:span><text:span text:style-name="T1">1</text:span></text:p>
          </draw:text-box>
        </draw:frame>
        <draw:frame draw:style-name="gr1" draw:text-style-name="P2" draw:layer="文本" svg:width="2.554cm" svg:height="0.865cm" svg:x="14.25cm" svg:y="6.386cm">
          <draw:text-box>
            <text:p text:style-name="P1"><text:span text:style-name="T1">窝的手</text:span><text:span text:style-name="T1">机</text:span><text:span text:style-name="T1">2</text:span></text:p>
          </draw:text-box>
        </draw:frame>
        <draw:frame draw:style-name="gr1" draw:text-style-name="P2" draw:layer="文本" svg:width="3.782cm" svg:height="0.865cm" svg:x="8.218cm" svg:y="3.386cm">
          <draw:text-box>
            <text:p text:style-name="P1"><text:span text:style-name="T1">wifi 6</text:span><text:span text:style-name="T1">无线路</text:span><text:span text:style-name="T1">由器</text:span></text:p>
          </draw:text-box>
        </draw:frame>
        <draw:line draw:style-name="gr2" draw:text-style-name="P3" draw:layer="连线" svg:x1="4.25cm" svg:y1="12.5cm" svg:x2="4.25cm" svg:y2="7.75cm">
          <text:p/>
        </draw:line>
        <draw:line draw:style-name="gr2" draw:text-style-name="P3" draw:layer="连线" svg:x1="8cm" svg:y1="7.5cm" svg:x2="4.75cm" svg:y2="7.5cm">
          <text:p/>
        </draw:line>
        <draw:line draw:style-name="gr2" draw:text-style-name="P3" draw:layer="连线" svg:x1="8.5cm" svg:y1="7.75cm" svg:x2="8.5cm" svg:y2="10.25cm">
          <text:p/>
        </draw:line>
        <draw:line draw:style-name="gr3" draw:text-style-name="P3" draw:layer="连线" svg:x1="11cm" svg:y1="4.75cm" svg:x2="13cm" svg:y2="3.5cm">
          <text:p/>
        </draw:line>
        <draw:line draw:style-name="gr266" draw:text-style-name="P3" draw:layer="连线" svg:x1="4.5cm" svg:y1="4.25cm" svg:x2="4.5cm" svg:y2="6.75cm">
          <text:p/>
        </draw:line>
        <draw:frame draw:style-name="gr1" draw:text-style-name="P2" draw:layer="文本" svg:width="2.195cm" svg:height="0.865cm" svg:x="2.555cm" svg:y="4.75cm">
          <draw:text-box>
            <text:p text:style-name="P1"><text:span text:style-name="T1">光纤入户</text:span></text:p>
          </draw:text-box>
        </draw:frame>
        <draw:line draw:style-name="gr2" draw:text-style-name="P3" draw:layer="连线" svg:x1="9.6cm" svg:y1="6cm" svg:x2="9.6cm" svg:y2="7.25cm">
          <text:p/>
        </draw:line>
        <draw:line draw:style-name="gr2" draw:text-style-name="P3" draw:layer="连线" svg:x1="10.5cm" svg:y1="6.25cm" svg:x2="10.5cm" svg:y2="7.75cm">
          <text:p/>
        </draw:line>
        <draw:line draw:style-name="gr2" draw:text-style-name="P3" draw:layer="连线" svg:x1="9.5cm" svg:y1="8.5cm" svg:x2="11cm" svg:y2="12.05cm">
          <text:p/>
        </draw:line>
        <draw:line draw:style-name="gr2" draw:text-style-name="P3" draw:layer="连线" svg:x1="10.25cm" svg:y1="8.5cm" svg:x2="16.25cm" svg:y2="12.25cm">
          <text:p/>
        </draw:line>
        <draw:line draw:style-name="gr3" draw:text-style-name="P3" draw:layer="连线" svg:x1="11cm" svg:y1="5cm" svg:x2="16.5cm" svg:y2="4.25cm">
          <text:p/>
        </draw:line>
        <draw:line draw:style-name="gr3" draw:text-style-name="P3" draw:layer="连线" svg:x1="11cm" svg:y1="5.301cm" svg:x2="14.75cm" svg:y2="5.25cm">
          <text:p/>
        </draw:line>
        <draw:line draw:style-name="gr3" draw:text-style-name="P3" draw:layer="连线" svg:x1="11cm" svg:y1="5.5cm" svg:x2="13cm" svg:y2="6.25cm">
          <text:p/>
        </draw:lin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HK" svg:font-family="'Noto Sans CJK HK'"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180deg" draw:border="10%">
      <loext:gradient-stop svg:offset="0" loext:color-type="rgb" loext:color-value="#333333"/>
      <loext:gradient-stop svg:offset="1" loext:color-type="rgb" loext:color-value="#999999"/>
    </draw:gradient>
    <draw:gradient draw:name="Dark_20_Grey_20_Linear_20_T" draw:display-name="Dark Grey Linear T" draw:style="linear" draw:start-color="#333333" draw:end-color="#999999" draw:start-intensity="100%" draw:end-intensity="100%" draw:angle="0deg" draw:border="10%">
      <loext:gradient-stop svg:offset="0" loext:color-type="rgb" loext:color-value="#333333"/>
      <loext:gradient-stop svg:offset="1" loext:color-type="rgb" loext:color-value="#999999"/>
    </draw:gradient>
    <draw:gradient draw:name="Dark_20_Grey_20_Square_20_BR" draw:display-name="Dark Grey Square BR" draw:style="square" draw:cx="30%" draw:cy="30%" draw:start-color="#333333" draw:end-color="#999999" draw:start-intensity="100%" draw:end-intensity="100%" draw:angle="0deg" draw:border="0%">
      <loext:gradient-stop svg:offset="0" loext:color-type="rgb" loext:color-value="#333333"/>
      <loext:gradient-stop svg:offset="1" loext:color-type="rgb" loext:color-value="#999999"/>
    </draw:gradient>
    <draw:gradient draw:name="Light_20_Blue_20_Linear_20_L" draw:display-name="Light Blue Linear L" draw:style="linear" draw:start-color="#93d4f0" draw:end-color="#e9f6fc" draw:start-intensity="100%" draw:end-intensity="100%" draw:angle="180deg" draw:border="10%">
      <loext:gradient-stop svg:offset="0" loext:color-type="rgb" loext:color-value="#93d4f0"/>
      <loext:gradient-stop svg:offset="1" loext:color-type="rgb" loext:color-value="#e9f6fc"/>
    </draw:gradient>
    <draw:gradient draw:name="Light_20_Grey_20_Linear_20_L" draw:display-name="Light Grey Linear L" draw:style="linear" draw:start-color="#b3b3b3" draw:end-color="#e5e5e5" draw:start-intensity="100%" draw:end-intensity="100%" draw:angle="180deg" draw:border="10%">
      <loext:gradient-stop svg:offset="0" loext:color-type="rgb" loext:color-value="#b3b3b3"/>
      <loext:gradient-stop svg:offset="1" loext:color-type="rgb" loext:color-value="#e5e5e5"/>
    </draw:gradient>
    <draw:gradient draw:name="Light_20_Grey_20_Linear_20_T" draw:display-name="Light Grey Linear T" draw:style="linear" draw:start-color="#b3b3b3" draw:end-color="#e5e5e5" draw:start-intensity="100%" draw:end-intensity="100%" draw:angle="0deg" draw:border="10%">
      <loext:gradient-stop svg:offset="0" loext:color-type="rgb" loext:color-value="#b3b3b3"/>
      <loext:gradient-stop svg:offset="1" loext:color-type="rgb" loext:color-value="#e5e5e5"/>
    </draw:gradient>
    <draw:gradient draw:name="Light_20_Grey_20_Square_20_BR" draw:display-name="Light Grey Square BR" draw:style="square" draw:cx="30%" draw:cy="30%" draw:start-color="#b3b3b3" draw:end-color="#e5e5e5" draw:start-intensity="100%" draw:end-intensity="100%" draw:angle="0deg" draw:border="0%">
      <loext:gradient-stop svg:offset="0" loext:color-type="rgb" loext:color-value="#b3b3b3"/>
      <loext:gradient-stop svg:offset="1" loext:color-type="rgb" loext:color-value="#e5e5e5"/>
    </draw:gradient>
    <draw:gradient draw:name="VRT_20_Light_20_Radial" draw:display-name="VRT Light Radial" draw:style="radial" draw:cx="50%" draw:cy="50%" draw:start-color="#0073bc" draw:end-color="#7fb9dd" draw:start-intensity="100%" draw:end-intensity="100%" draw:border="0%">
      <loext:gradient-stop svg:offset="0" loext:color-type="rgb" loext:color-value="#0073bc"/>
      <loext:gradient-stop svg:offset="1" loext:color-type="rgb" loext:color-value="#7fb9dd"/>
    </draw:gradient>
    <draw:gradient draw:name="填充"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形状"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红色填充"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绿色填充"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蓝色填充"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黄色填充"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stroke-dash draw:name="Dash_20_2" draw:display-name="Dash 2" draw:style="rect" draw:dots1="1" draw:dots1-length="0.02cm" draw:dots2="1" draw:dots2-length="0.02cm" draw:distance="0.02cm"/>
    <draw:stroke-dash draw:name="Dot_20__28_Rounded_29_" draw:display-name="Dot (Rounded)" draw:style="round" draw:dots1="1" draw:dots1-length="1%" draw:distance="1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Noto Serif CJK SC" style:font-size-asian="24pt" style:language-asian="zh" style:country-asian="CN" style:font-name-complex="Noto Sans CJK HK"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无填充且无边框的对象"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图例" draw:protected="true"/>
      <draw:layer draw:name="连线" draw:protected="true"/>
      <draw:layer draw:name="图标" draw:protected="true"/>
      <draw:layer draw:name="文本"/>
    </draw:layer-set>
    <style:master-page style:name="默认"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4T09:37:29.782102475</meta:creation-date>
    <meta:generator>LibreOffice/7.6.4.1$Linux_X86_64 LibreOffice_project/e19e193f88cd6c0525a17fb7a176ed8e6a3e2aa1</meta:generator>
    <dc:date>2024-01-24T10:47:26.045171324</dc:date>
    <meta:editing-duration>PT51M44S</meta:editing-duration>
    <meta:editing-cycles>23</meta:editing-cycles>
    <meta:print-date>2024-01-24T10:41:23.185021881</meta:print-date>
    <meta:printed-by>PDF 文件</meta:printed-by>
    <meta:document-statistic meta:object-count="322"/>
  </office:meta>
</office:document-meta>
</file>